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justify" style:justify-single-word="false"/>
      <style:text-properties style:rfc-language-tag="sr-Latn-RS" fo:language="sr" fo:script="Latn" fo:country="RS" fo:font-weight="bold" officeooo:rsid="00a9cadf" officeooo:paragraph-rsid="001dcc93" style:font-weight-asian="bold" style:font-weight-complex="bold"/>
    </style:style>
    <style:style style:name="P2" style:family="paragraph" style:parent-style-name="Text_20_body">
      <style:paragraph-properties fo:line-height="100%" fo:text-align="justify" style:justify-single-word="false"/>
      <style:text-properties style:rfc-language-tag="sr-Latn-RS" fo:language="sr" fo:script="Latn" fo:country="RS" fo:font-weight="bold" officeooo:rsid="00a8bfcc" officeooo:paragraph-rsid="001ea35a" style:font-weight-asian="bold" style:font-weight-complex="bold"/>
    </style:style>
    <style:style style:name="P3" style:family="paragraph" style:parent-style-name="Text_20_body">
      <style:paragraph-properties fo:line-height="100%" fo:text-align="justify" style:justify-single-word="false"/>
      <style:text-properties style:rfc-language-tag="sr-Latn-RS" fo:language="sr" fo:script="Latn" fo:country="RS" fo:font-weight="bold" officeooo:rsid="001ea35a" officeooo:paragraph-rsid="001ea35a" style:font-weight-asian="bold" style:font-weight-complex="bold"/>
    </style:style>
    <style:style style:name="P4" style:family="paragraph" style:parent-style-name="Text_20_body" style:list-style-name="L1">
      <style:paragraph-properties fo:line-height="100%" fo:text-align="justify" style:justify-single-word="false"/>
      <style:text-properties style:rfc-language-tag="sr-Latn-RS" fo:language="sr" fo:script="Latn" fo:country="RS" officeooo:rsid="00a8bfcc" officeooo:paragraph-rsid="001dcc93"/>
    </style:style>
    <style:style style:name="P5" style:family="paragraph" style:parent-style-name="Text_20_body">
      <style:paragraph-properties fo:line-height="100%"/>
      <style:text-properties style:rfc-language-tag="sr-Latn-RS" fo:language="sr" fo:script="Latn" fo:country="RS" officeooo:rsid="00a8bfcc" officeooo:paragraph-rsid="001dcc93"/>
    </style:style>
    <style:style style:name="P6" style:family="paragraph" style:parent-style-name="Text_20_body" style:list-style-name="L1">
      <style:paragraph-properties fo:line-height="100%" fo:text-align="justify" style:justify-single-word="false"/>
      <style:text-properties style:rfc-language-tag="sr-Latn-RS" fo:language="sr" fo:script="Latn" fo:country="RS" officeooo:rsid="00a9cadf" officeooo:paragraph-rsid="001dcc93"/>
    </style:style>
    <style:style style:name="P7" style:family="paragraph" style:parent-style-name="Text_20_body">
      <style:paragraph-properties fo:line-height="100%"/>
      <style:text-properties fo:language="en" fo:country="US" officeooo:rsid="00a8bfcc" officeooo:paragraph-rsid="001dcc93"/>
    </style:style>
    <style:style style:name="P8" style:family="paragraph" style:parent-style-name="Text_20_body">
      <style:paragraph-properties fo:line-height="100%"/>
      <style:text-properties fo:language="en" fo:country="US" officeooo:rsid="00a8bfcc" officeooo:paragraph-rsid="001ea35a"/>
    </style:style>
    <style:style style:name="P9" style:family="paragraph" style:parent-style-name="Text_20_body">
      <style:paragraph-properties fo:line-height="100%"/>
      <style:text-properties fo:language="en" fo:country="US" fo:font-weight="bold" officeooo:rsid="00a8bfcc" officeooo:paragraph-rsid="001dcc93" style:font-weight-asian="bold" style:font-weight-complex="bold"/>
    </style:style>
    <style:style style:name="P10" style:family="paragraph" style:parent-style-name="Text_20_body">
      <style:paragraph-properties fo:line-height="100%" fo:text-align="justify" style:justify-single-word="false"/>
      <style:text-properties fo:language="en" fo:country="US" fo:font-weight="bold" officeooo:rsid="00a8bfcc" officeooo:paragraph-rsid="001ea35a" style:font-weight-asian="bold" style:font-weight-complex="bold"/>
    </style:style>
    <style:style style:name="P11" style:family="paragraph" style:parent-style-name="Text_20_body" style:list-style-name="L3">
      <style:paragraph-properties fo:line-height="100%" fo:text-align="justify" style:justify-single-word="false"/>
      <style:text-properties fo:language="en" fo:country="US" fo:font-weight="bold" officeooo:rsid="001ea35a" officeooo:paragraph-rsid="001ea35a" style:font-weight-asian="bold" style:font-weight-complex="bold"/>
    </style:style>
    <style:style style:name="P12" style:family="paragraph" style:parent-style-name="Text_20_body" style:list-style-name="L3">
      <style:paragraph-properties fo:line-height="100%" fo:text-align="justify" style:justify-single-word="false"/>
      <style:text-properties fo:language="en" fo:country="US" fo:font-weight="bold" officeooo:rsid="001ea35a" officeooo:paragraph-rsid="001f7985" style:font-weight-asian="bold" style:font-weight-complex="bold"/>
    </style:style>
    <style:style style:name="P13" style:family="paragraph" style:parent-style-name="Text_20_body">
      <style:paragraph-properties fo:line-height="100%" fo:text-align="justify" style:justify-single-word="false"/>
      <style:text-properties fo:language="en" fo:country="US" fo:font-weight="bold" officeooo:rsid="001ea35a" officeooo:paragraph-rsid="001ea35a" style:font-weight-asian="bold" style:font-weight-complex="bold"/>
    </style:style>
    <style:style style:name="P14" style:family="paragraph" style:parent-style-name="Text_20_body" style:list-style-name="L1">
      <style:paragraph-properties fo:line-height="100%"/>
      <style:text-properties officeooo:paragraph-rsid="001dcc93"/>
    </style:style>
    <style:style style:name="P1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a35a" style:font-weight-asian="normal" style:font-weight-complex="normal"/>
    </style:style>
    <style:style style:name="T3" style:family="text">
      <style:text-properties fo:font-weight="normal" officeooo:rsid="001f7985" style:font-weight-asian="normal" style:font-weight-complex="normal"/>
    </style:style>
    <style:style style:name="T4" style:family="text">
      <style:text-properties style:rfc-language-tag="sr-Latn-RS" fo:language="sr" fo:script="Latn" fo:country="RS"/>
    </style:style>
    <style:style style:name="T5" style:family="text">
      <style:text-properties style:rfc-language-tag="sr-Latn-RS" fo:language="sr" fo:script="Latn" fo:country="RS" fo:font-weight="normal" style:font-weight-asian="normal" style:font-weight-complex="normal"/>
    </style:style>
    <style:style style:name="T6" style:family="text">
      <style:text-properties style:rfc-language-tag="sr-Latn-RS" fo:language="sr" fo:script="Latn" fo:country="RS" fo:font-weight="normal" officeooo:rsid="00a8bfcc" style:font-weight-asian="normal" style:font-weight-complex="normal"/>
    </style:style>
    <style:style style:name="T7" style:family="text">
      <style:text-properties style:rfc-language-tag="sr-Latn-RS" fo:language="sr" fo:script="Latn" fo:country="RS" fo:font-weight="normal" officeooo:rsid="001ea35a" style:font-weight-asian="normal" style:font-weight-complex="normal"/>
    </style:style>
    <style:style style:name="T8" style:family="text">
      <style:text-properties style:rfc-language-tag="sr-Latn-RS" fo:language="sr" fo:script="Latn" fo:country="RS" officeooo:rsid="001ea35a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en" fo:country="US" fo:font-weight="normal" officeooo:rsid="00a8bfcc" style:font-weight-asian="normal" style:font-weight-complex="normal"/>
    </style:style>
    <style:style style:name="T12" style:family="text">
      <style:text-properties fo:language="en" fo:country="US" fo:font-weight="normal" officeooo:rsid="001ea35a" style:font-weight-asian="normal" style:font-weight-complex="normal"/>
    </style:style>
    <style:style style:name="T13" style:family="text">
      <style:text-properties officeooo:rsid="001ea3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g text:anchor-type="as-char" svg:y="-0.1126in" draw:z-index="0" draw:style-name="gr1"><svg:title>TexMaths</svg:title><svg:desc>12§display§m, n, \Sigma, s§svg§600§FALSE§</svg:desc><draw:g draw:style-name="gr2"><draw:path draw:style-name="gr130" draw:text-style-name="P15" svg:width="0.639in" svg:height="0.1268in" svg:x="0.0039in" svg:y="0.0091in" svg:viewBox="0 0 1624 323" svg:d="M813 323c-271 0-542 0-813 0 0-108 0-215 0-323 542 0 1082 0 1624 0 0 108 0 215 0 323-270 0-541 0-811 0z"><text:p/></draw:path><draw:path draw:style-name="gr131" draw:text-style-name="P16" svg:width="0.1358in" svg:height="0.074in" svg:x="0.0004in" svg:y="0.0402in" svg:viewBox="0 0 346 189" svg:d="M25 160c-1 6-3 16-3 18 0 7 6 11 12 11 4 0 13-4 15-12 3-11 6-20 9-31 3-13 6-25 9-37 3-10 5-18 7-29 2-7 5-19 5-20 6-13 29-52 69-52 19 0 23 16 23 30 0 10-3 22-6 35-4 16-9 31-12 48-3 11-6 21-9 32-1 9-5 23-5 25 0 7 6 11 12 11 14 0 16-11 20-24 6-23 20-85 25-100 1-6 23-57 69-57 18 0 23 15 23 30 0 24-18 72-26 94-4 10-6 14-6 22 0 21 15 35 35 35 39 0 55-61 55-65 0-3-4-3-5-3-5 0-5 1-6 7-7 23-20 51-43 51-7 0-11-3-11-13s4-20 8-30c8-21 26-68 26-92 0-27-17-44-48-44-33 0-54 18-70 39 0-4-1-19-13-28-11-10-24-11-35-11-37 0-58 26-65 36-2-24-20-36-40-36-19 0-27 16-31 23-7 15-13 39-13 40 0 5 5 5 6 5 4 0 4 0 7-9 7-30 16-51 30-51 7 0 13 4 13 20 0 9-1 14-7 35-8 33-15 65-24 97z"><text:p/></draw:path><draw:path draw:style-name="gr132" draw:text-style-name="P16" svg:width="0.0189in" svg:height="0.0492in" svg:x="0.1559in" svg:y="0.0953in" svg:viewBox="0 0 49 126" svg:d="M49 44c0-27-11-44-27-44-14 0-22 11-22 23 0 11 8 21 22 21 6 0 10-1 15-5 1-1 1-1 1-1 2 0 2 0 2 6 0 31-15 57-29 70-5 4-5 6-5 7 0 2 2 5 5 5 5 0 38-33 38-82z"><text:p/></draw:path><draw:path draw:style-name="gr133" draw:text-style-name="P16" svg:width="0.0894in" svg:height="0.074in" svg:x="0.2201in" svg:y="0.0402in" svg:viewBox="0 0 228 189" svg:d="M25 160c-1 6-5 16-5 18 0 7 6 11 14 11 4 0 12-4 15-12 3-11 5-20 7-31 4-13 6-25 10-37 2-10 5-18 7-29 1-7 5-19 6-20 6-13 28-52 69-52 19 0 23 16 23 30 0 25-21 79-28 97-4 10-5 16-5 19 0 21 16 35 35 35 40 0 55-61 55-65 0-3-3-3-5-3-4 0-4 1-6 7-8 29-22 51-43 51-7 0-11-3-11-13s5-20 9-30c7-22 25-68 25-92 0-27-18-44-48-44-39 0-59 26-66 36-3-24-19-36-39-36-19 0-27 16-32 23-6 14-12 39-12 40 0 5 4 5 5 5 5 0 5 0 7-9 7-30 16-51 31-51 9 0 13 6 13 20 0 9-1 14-7 35-8 33-15 65-24 97z"><text:p/></draw:path><draw:path draw:style-name="gr134" draw:text-style-name="P16" svg:width="0.0189in" svg:height="0.0492in" svg:x="0.3291in" svg:y="0.0953in" svg:viewBox="0 0 49 126" svg:d="M49 44c0-27-11-44-27-44-14 0-22 11-22 23 0 11 8 21 22 21 4 0 10-1 15-5 1-1 1-1 1-1 2 0 2 0 2 6 0 31-15 57-29 70-5 4-5 6-5 7 0 2 2 5 5 5 5 0 38-33 38-82z"><text:p/></draw:path><draw:path draw:style-name="gr135" draw:text-style-name="P16" svg:width="0.1008in" svg:height="0.1118in" svg:x="0.3976in" svg:y="0.0004in" svg:viewBox="0 0 257 285" svg:d="M133 150c4-4 3-5 4-6 0-3-1-5-2-6-29-42-58-83-87-125 32 0 65 0 97 0 71 0 93 16 101 82 4 0 7 0 11 0-4-32-8-64-12-95-78 0-156 0-234 0-10 0-11 0-11 10 35 50 71 100 106 152-34 37-68 75-101 112-4 5-4 5-4 6 0 5 4 5 10 5 78 0 156 0 234 0 4-33 8-65 12-97-4 0-7 0-11 0-7 68-36 80-102 80-38 0-78 0-116 0 34-39 70-79 105-118z"><text:p/></draw:path><draw:path draw:style-name="gr136" draw:text-style-name="P16" svg:width="0.0189in" svg:height="0.0492in" svg:x="0.5224in" svg:y="0.0953in" svg:viewBox="0 0 49 126" svg:d="M49 44c0-27-9-44-26-44-15 0-23 11-23 23 0 11 8 21 23 21 5 0 11-1 14-5 1-1 1-1 3-1 0 3 1 0 1 6 0 31-16 57-29 70-5 4-5 6-5 7 0 2 3 5 5 5 4 0 37-33 37-82z"><text:p/></draw:path><draw:path draw:style-name="gr137" draw:text-style-name="P16" svg:width="0.0606in" svg:height="0.074in" svg:x="0.5909in" svg:y="0.0402in" svg:viewBox="0 0 155 189" svg:d="M143 28c-12 1-20 9-20 19 0 6 3 12 13 12 8 0 19-8 19-23 0-19-18-36-51-36-55 0-70 42-70 61 0 32 31 38 43 41 21 4 43 9 43 32 0 11-10 45-60 45-6 0-38 0-48-21 16 2 26-11 26-23 0-9-6-14-15-14-11 0-23 8-23 27 0 24 24 41 60 41 69 0 84-50 84-69 0-16-7-25-13-31-11-11-23-14-42-17-15-4-31-7-31-25 0-12 9-39 46-39 11 0 32 4 39 20z"><text:p/></draw:path></draw:g></draw:g><text:s/>– ulazni problem</text:p>
      <text:p text:style-name="P7"><draw:g text:anchor-type="as-char" svg:y="-0.1126in" draw:z-index="1" draw:style-name="gr1"><svg:title>TexMaths</svg:title><svg:desc>12§display§N§svg§600§FALSE§</svg:desc><draw:g draw:style-name="gr2"><draw:path draw:style-name="gr128" draw:text-style-name="P15" svg:width="0.1287in" svg:height="0.0949in" svg:x="0.0024in" svg:y="0.0087in" svg:viewBox="0 0 328 242" svg:d="M0 0c110 0 218 0 328 0 0 80 0 162 0 242-110 0-218 0-328 0 0-80 0-162 0-242z"><text:p/></draw:path><draw:path draw:style-name="gr129" draw:text-style-name="P16" svg:width="0.139in" svg:height="0.1122in" svg:x="0.0004in" svg:y="0in" svg:viewBox="0 0 354 286" svg:d="M301 44c5-16 12-30 46-31 2 0 7-1 7-8 0-1 0-5-6-5-13 0-28 1-42 1s-29-1-43-1c-3 0-8 0-8 8 0 5 4 5 8 5 24 0 29 10 29 18 0 1-2 9-2 10-15 61-31 123-47 185-31-72-61-146-92-218-4-8-4-8-14-8-19 0-38 0-56 0-9 0-12 0-12 8 0 5 3 5 12 5 1 0 29 0 29 4-20 74-39 150-57 224-5 17-12 30-46 31-2 0-7 2-7 9 0 3 1 5 5 5 13 0 29-2 42-2 14 0 30 2 43 2 3 0 9 0 9-9 0-3-4-5-9-5-25-1-27-9-27-18 0-3 0-4 1-9 18-73 36-148 55-221 3 2 3 4 4 7 35 82 70 165 105 246 2 7 3 9 7 9 5 0 5-2 7-9 21-78 40-155 59-233z"><text:p/></draw:path></draw:g></draw:g><text:s/>– maksimalan broj iteracija, <draw:g text:anchor-type="as-char" svg:y="-0.1126in" draw:z-index="2" draw:style-name="gr1"><svg:title>TexMaths</svg:title><svg:desc>12§display§P§svg§600§FALSE§</svg:desc><draw:g draw:style-name="gr2"><draw:path draw:style-name="gr126" draw:text-style-name="P15" svg:width="0.1071in" svg:height="0.0957in" svg:x="0.002in" svg:y="0.0087in" svg:viewBox="0 0 273 244" svg:d="M0 0c91 0 182 0 273 0 0 82 0 162 0 244-91 0-182 0-273 0 0-82 0-162 0-244z"><text:p/></draw:path><draw:path draw:style-name="gr127" draw:text-style-name="P16" svg:width="0.1173in" svg:height="0.1126in" svg:x="0in" svg:y="0in" svg:viewBox="0 0 299 287" svg:d="M110 154c24 0 48 0 72 0 59 0 117-44 117-90 0-33-27-64-82-64-46 0-90 0-136 0-8 0-13 0-13 8 0 5 4 5 12 5 6 0 13 0 18 1 7 0 10 2 10 6 0 3 0 4-1 9-20 75-38 150-57 225-5 16-6 20-38 20-7 0-12 0-12 8 0 5 5 5 6 5 12 0 42-1 54-1 8 0 18 0 26 0 10 0 19 1 28 1 2 0 8 0 8-9 0-4-3-4-12-4-15 0-27 0-27-8 0-2 1-4 1-7 8-35 18-71 26-105zM140 29c4-15 5-16 23-16 13 0 27 0 41 0 34 0 56 11 56 40 0 17-9 53-24 68-22 19-47 22-65 22-20 0-39 0-60 0 10-39 19-76 29-114z"><text:p/></draw:path></draw:g></draw:g><text:s/>– trenutna populacija<text:span text:style-name="T4">, </text:span><text:span text:style-name="T4"><draw:g text:anchor-type="as-char" svg:y="-0.0744in" draw:z-index="3" draw:style-name="gr1"><svg:title>TexMaths</svg:title><svg:desc>12§display§\gamma§svg§600§FALSE§</svg:desc><draw:g draw:style-name="gr2"><draw:path draw:style-name="gr124" draw:text-style-name="P15" svg:width="0.072in" svg:height="0.0909in" svg:x="0.0059in" svg:y="0.0091in" svg:viewBox="0 0 184 232" svg:d="M93 232c-32 0-62 0-93 0 0-77 0-155 0-232 61 0 123 0 184 0 0 77 0 155 0 232-30 0-61 0-91 0z"><text:p/></draw:path><draw:path draw:style-name="gr125" draw:text-style-name="P16" svg:width="0.0862in" svg:height="0.1079in" svg:x="0.0004in" svg:y="0.0004in" svg:viewBox="0 0 220 275" svg:d="M10 79c16-48 62-49 67-49 63 0 67 75 67 107 0 24-2 31-6 40-8 31-20 79-20 91 0 4 2 7 6 7 5 0 7-9 12-25 10-36 14-59 16-72 1-6 1-11 3-17 14-41 40-103 57-136 3-5 8-14 8-15 0-5-3-4-5-5-1 0-3 0-6 2-21 41-38 83-55 125 0-13 0-44-17-85-8-27-25-47-54-47-53 0-83 64-83 77 0 5 5 5 8 5 0-1 2-3 2-3z"><text:p/></draw:path></draw:g></draw:g></text:span><text:s/>– stopa mutacija</text:p>
      <text:p text:style-name="P5"><text:span text:style-name="T9"><draw:g text:anchor-type="as-char" svg:y="-0.1181in" draw:z-index="4" draw:style-name="gr1"><svg:title>TexMaths</svg:title><svg:desc>12§display§b = NULL§svg§600§FALSE§</svg:desc><draw:g draw:style-name="gr2"><draw:path draw:style-name="gr117" draw:text-style-name="P15" svg:width="0.7776in" svg:height="0.1004in" svg:x="0.0008in" svg:y="0.0087in" svg:viewBox="0 0 1976 256" svg:d="M0 0c659 0 1317 0 1976 0 0 85 0 171 0 256-659 0-1317 0-1976 0 0-85 0-171 0-256z"><text:p/></draw:path><draw:path draw:style-name="gr118" draw:text-style-name="P16" svg:width="0.0606in" svg:height="0.1157in" svg:x="0.0004in" svg:y="0in" svg:viewBox="0 0 155 295" svg:d="M80 5c-2-1 0-5-6-5-9 0-39 4-50 5-4 0-8 0-8 8 0 5 3 5 9 5 21 0 22 2 22 7 0 3-4 17-6 25-12 46-23 91-35 137-5 20-6 27-6 42 0 39 22 66 53 66 50 0 102-63 102-124 0-36-23-66-57-66-19 0-36 14-49 25 11-41 21-83 31-125zM41 162c2-9 2-10 6-14 20-27 39-33 50-33 16 0 28 13 28 38s-15 73-22 89c-14 29-33 43-50 43-15 0-28-11-28-42 0-8 0-16 6-42 4-13 6-26 10-39z"><text:p/></draw:path><draw:path draw:style-name="gr119" draw:text-style-name="P16" svg:width="0.1102in" svg:height="0.0382in" svg:x="0.1189in" svg:y="0.0543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20" draw:text-style-name="P16" svg:width="0.1394in" svg:height="0.1118in" svg:x="0.2913in" svg:y="0.002in" svg:viewBox="0 0 355 285" svg:d="M302 44c4-16 12-30 46-31 2 0 7-1 7-8 0-1 0-5-6-5-13 0-29 1-42 1-14 0-30-1-43-1-2 0-7 0-7 8 0 5 3 5 7 5 24 0 29 9 29 18 0 1-1 7-1 10-16 62-33 123-48 185-32-73-62-145-93-218-3-8-3-8-14-8-19 0-37 0-57 0-8 0-12 0-12 8 0 5 4 5 12 5 3 0 29 0 29 4-19 74-37 149-56 224-5 16-12 30-46 31-2 0-7 1-7 8 0 4 2 5 5 5 14 0 29-1 43-1s29 1 43 1c3 0 7 0 7-8 0-4-3-5-8-5-24 0-28-10-28-18 0-3 0-5 2-10 19-73 37-147 56-220 1 2 1 4 4 7 34 83 69 164 104 247 4 7 5 7 8 7 5 0 5-1 8-8 19-78 39-155 58-233z"><text:p/></draw:path><draw:path draw:style-name="gr121" draw:text-style-name="P16" svg:width="0.115in" svg:height="0.1157in" svg:x="0.4469in" svg:y="0.002in" svg:viewBox="0 0 293 295" svg:d="M240 44c4-18 12-30 46-31 2 0 7-1 7-8 0-1 0-5-6-5-13 0-29 1-43 1-15 0-30-1-44-1-2 0-7 0-7 8 0 5 4 5 7 5 24 0 29 9 29 18 0 1-1 7-1 10-13 49-25 99-38 148-15 56-63 92-105 92-29 0-51-18-51-54 0-1 0-14 4-33 14-54 28-108 41-162 4-15 5-19 35-19 11 0 14 0 14-8 0-5-4-5-6-5-12 0-42 1-54 1s-42-1-54-1c-3 0-8 0-8 8 0 5 4 5 12 5 1 0 8 0 16 0 8 1 12 1 12 7 0 3-5 21-8 30-3 12-6 24-9 37-4 16-24 95-25 102-4 12-4 18-4 25 0 51 38 81 83 81 53 0 105-48 120-103 12-50 25-99 37-148z"><text:p/></draw:path><draw:path draw:style-name="gr122" draw:text-style-name="P16" svg:width="0.0996in" svg:height="0.1118in" svg:x="0.574in" svg:y="0.002in" svg:viewBox="0 0 254 285" svg:d="M140 32c5-14 6-19 46-19 12 0 16 0 16-8 0-5-5-5-8-5-13 0-48 1-62 1-12 0-43-1-55-1-4 0-9 0-9 8 0 5 4 5 12 5 2 0 9 0 16 0 7 1 12 1 12 7 0 2-1 3-2 9-20 74-38 149-57 224-3 16-5 19-38 19-7 0-11 0-11 8 0 5 4 5 11 5 65 0 131 0 195 0 10 0 11 0 14-7 10-30 21-60 32-90 2-5 1-4 2-6 0-2-1-5-4-5-4 0-5 3-8 9-14 38-33 86-105 86-13 0-27 0-40 0-6 0-7 0-9 0-5 0-6-1-6-4 0-1 0-2 2-9 19-76 37-151 56-227z"><text:p/></draw:path><draw:path draw:style-name="gr123" draw:text-style-name="P16" svg:width="0.0996in" svg:height="0.1118in" svg:x="0.687in" svg:y="0.002in" svg:viewBox="0 0 254 285" svg:d="M140 32c5-14 6-19 46-19 12 0 16 0 16-8 0-5-5-5-8-5-13 0-48 1-62 1-12 0-43-1-55-1-4 0-9 0-9 8 0 5 4 5 12 5 2 0 9 0 16 0 8 1 12 1 12 7 0 2-1 3-2 9-20 74-38 149-57 224-3 16-5 19-38 19-7 0-11 0-11 8 0 5 4 5 11 5 65 0 131 0 195 0 10 0 11 0 14-7 10-30 22-60 33-90 1-5 1-4 1-6s-1-5-4-5c-4 0-5 3-8 9-14 38-33 86-105 86-13 0-27 0-40 0-6 0-7 0-9 0-5 0-6-1-6-4 0-1 0-2 2-9 19-76 37-151 56-227z"><text:p/></draw:path></draw:g></draw:g></text:span><text:span text:style-name="T9"><text:s/>– najbolja jedinka</text:span></text:p>
      <text:p text:style-name="P5"><draw:g text:anchor-type="as-char" svg:y="-0.1173in" draw:z-index="5" draw:style-name="gr1"><svg:title>TexMaths</svg:title><svg:desc>12§display§f§svg§600§FALSE§</svg:desc><draw:g draw:style-name="gr2"><draw:path draw:style-name="gr115" draw:text-style-name="P15" svg:width="0.0736in" svg:height="0.1335in" svg:x="0.0004in" svg:y="0.0087in" svg:viewBox="0 0 188 340" svg:d="M0 0c63 0 125 0 188 0 0 113 0 227 0 340-63 0-125 0-188 0 0-113 0-227 0-340z"><text:p/></draw:path><draw:path draw:style-name="gr116" draw:text-style-name="P16" svg:width="0.0815in" svg:height="0.1504in" svg:x="0.0008in" svg:y="0in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text:s/>– funkcija cilja</text:p>
      <text:p text:style-name="P8">Inicijalizuj trenutnu populaciju nasumi<text:span text:style-name="T4">čnim niskama </text:span><text:span text:style-name="T13">du</text:span><text:span text:style-name="T8">žine </text:span><text:span text:style-name="T8"><draw:g text:anchor-type="as-char" svg:y="-0.0744in" draw:z-index="14" draw:style-name="gr1"><svg:title>TexMaths</svg:title><svg:desc>12§display§m§svg§600§FALSE§</svg:desc><draw:g draw:style-name="gr2"><draw:path draw:style-name="gr82" draw:text-style-name="P15" svg:width="0.122in" svg:height="0.0567in" svg:x="0.0039in" svg:y="0.0087in" svg:viewBox="0 0 311 145" svg:d="M0 0c104 0 207 0 311 0 0 48 0 97 0 145-104 0-207 0-311 0 0-48 0-97 0-145z"><text:p/></draw:path><draw:path draw:style-name="gr83" draw:text-style-name="P16" svg:width="0.1343in" svg:height="0.074in" svg:x="0.0004in" svg:y="0in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4">.</text:span></text:p>
      <text:p text:style-name="P9">while <text:span text:style-name="T1">broj iteracija nije prema</text:span><text:span text:style-name="T5">šen:</text:span></text:p>
      <text:list xml:id="list485625040" text:style-name="L1">
        <text:list-item>
          <text:p text:style-name="P14"><text:span text:style-name="T11">Izaberi </text:span><text:span text:style-name="T11"><draw:g text:anchor-type="as-char" svg:y="-0.2362in" draw:z-index="6" draw:style-name="gr1"><svg:title>TexMaths</svg:title><svg:desc>12§display§\frac{|P|}{2}§svg§600§FALSE§</svg:desc><draw:g draw:style-name="gr2"><draw:path draw:style-name="gr109" draw:text-style-name="P15" svg:width="0.2031in" svg:height="0.3327in" svg:x="0.0087in" svg:y="0.0091in" svg:viewBox="0 0 517 846" svg:d="M260 846c-88 0-174 0-260 0 0-282 0-564 0-846 172 0 345 0 517 0 0 282 0 564 0 846-86 0-172 0-257 0z"><text:p/></draw:path><draw:path draw:style-name="gr110" draw:text-style-name="P16" svg:width="0.0063in" svg:height="0.1654in" svg:x="0.0201in" svg:y="0.0004in" svg:viewBox="0 0 17 421" svg:d="M17 16c0-8 0-16-9-16-8 0-8 8-8 16 0 130 0 260 0 391 0 7 0 14 8 14 9 0 9-7 9-14 0-131 0-261 0-391z"><text:p/></draw:path><draw:path draw:style-name="gr111" draw:text-style-name="P16" svg:width="0.1169in" svg:height="0.1126in" svg:x="0.0531in" svg:y="0.0118in" svg:viewBox="0 0 298 287" svg:d="M110 155c23 0 47 0 71 0 59 0 117-45 117-91 0-33-26-64-81-64-46 0-91 0-137 0-7 0-12 0-12 7 0 6 4 6 12 6 6 0 13 0 18 0 7 1 10 3 10 7 0 2-2 3-3 9-19 75-37 150-56 225-4 17-5 21-38 21-7 0-11 0-11 7 0 5 5 5 6 5 12 0 42-1 53-1 9 0 18 1 27 1 10 0 18 0 28 0 2 0 8 0 8-9 0-3-5-3-12-3-15 0-27 0-27-9 0-2 1-4 1-7 8-35 16-69 26-104zM140 29c4-15 5-16 23-16 13 0 26 0 40 0 35 0 57 11 57 40 0 17-9 53-24 68-22 19-47 22-65 22-20 0-41 0-60 0 10-39 19-76 29-114z"><text:p/></draw:path><draw:path draw:style-name="gr112" draw:text-style-name="P16" svg:width="0.0063in" svg:height="0.1654in" svg:x="0.1945in" svg:y="0.0004in" svg:viewBox="0 0 17 421" svg:d="M17 16c0-8 0-16-9-16-8 0-8 8-8 16 0 130 0 260 0 391 0 7 0 14 8 14 9 0 9-7 9-14 0-131 0-261 0-391z"><text:p/></draw:path><draw:path draw:style-name="gr113" draw:text-style-name="P16" svg:width="0.2201in" svg:height="0.0063in" svg:x="0.0004in" svg:y="0.1917in" svg:viewBox="0 0 560 17" svg:d="M281 17c-94 0-188 0-281 0 0-6 0-11 0-17 187 0 373 0 560 0 0 6 0 11 0 17-93 0-187 0-279 0z"><text:p/></draw:path><draw:path draw:style-name="gr114" draw:text-style-name="P16" svg:width="0.0654in" svg:height="0.1102in" svg:x="0.0776in" svg:y="0.2402in" svg:viewBox="0 0 167 281" svg:d="M32 248c16-14 30-28 46-43 64-59 89-81 89-123 0-48-37-82-88-82-48 0-79 38-79 77 0 23 22 23 23 23 7 0 21-5 21-22 0-12-7-23-21-23-4 0-5 0-6 1 9-27 32-43 56-43 38 0 56 34 56 69 0 33-20 67-43 93-27 30-54 60-81 90-5 5-5 5-5 16 51 0 103 0 156 0 3-25 7-49 11-73-3 0-7 0-9 0-2 12-6 31-10 37-3 3-31 3-40 3-25 0-51 0-76 0z"><text:p/></draw:path></draw:g></draw:g></text:span><text:span text:style-name="T11"><text:s/>jedinki za ukr</text:span><text:span text:style-name="T6">štanje, jedink</text:span><text:span text:style-name="T11">a</text:span><text:span text:style-name="T6"> </text:span><text:span text:style-name="T6"><draw:g text:anchor-type="as-char" svg:y="-0.0717in" draw:z-index="7" draw:style-name="gr1"><svg:title>TexMaths</svg:title><svg:desc>12§display§p_i§svg§600§FALSE§</svg:desc><draw:g draw:style-name="gr2"><draw:path draw:style-name="gr106" draw:text-style-name="P15" svg:width="0.1118in" svg:height="0.0874in" svg:x="0.0087in" svg:y="0.0091in" svg:viewBox="0 0 285 223" svg:d="M143 223c-48 0-95 0-143 0 0-74 0-149 0-223 95 0 190 0 285 0 0 74 0 149 0 223-47 0-95 0-142 0z"><text:p/></draw:path><draw:path draw:style-name="gr107" draw:text-style-name="P16" svg:width="0.0858in" svg:height="0.1043in" svg:x="0.0004in" svg:y="0.0004in" svg:viewBox="0 0 219 266" svg:d="M32 236c-3 15-3 17-22 17-5 0-10 0-10 9 0 2 2 4 6 4 11 0 23-1 35-1 14 0 29 1 42 1 2 0 7 0 7-8 0-5-4-5-10-5-21 0-21-2-21-7s18-73 20-84c6 13 18 28 40 28 48 0 100-60 100-123 0-39-24-67-54-67-22 0-42 16-56 31-4-21-23-31-38-31-19 0-28 17-31 24-8 14-14 40-14 41 0 5 5 5 6 5 4 0 4-2 6-10 8-30 16-50 32-50 7 0 13 3 13 19 0 9-1 14-4 21-15 63-31 124-47 186zM107 55c2-12 14-24 22-30 14-13 27-15 34-15 17 0 26 14 26 39 0 24-14 73-21 89-14 29-35 42-50 42-28 0-33-34-33-36 0-1 0-1 1-7 7-28 14-55 21-82z"><text:p/></draw:path><draw:path draw:style-name="gr108" draw:text-style-name="P16" svg:width="0.035in" svg:height="0.0772in" svg:x="0.0941in" svg:y="0.0217in" svg:viewBox="0 0 90 197" svg:d="M82 11c0-5-4-11-11-11-9 0-17 7-17 16 0 6 4 12 12 12s16-9 16-17zM22 160c-2 3-3 7-3 12 0 14 12 25 28 25 30 0 43-41 43-46 0-2-4-2-5-2-5 0-5 1-6 3-6 24-19 36-31 36-6 0-7-3-7-10 0-6 2-12 5-18 2-9 6-15 9-23 3-7 13-34 15-37 1-3 1-6 1-10 0-13-11-25-28-25-29 0-43 41-43 45s5 4 6 4c4 0 4-1 5-5 7-25 20-36 31-36 5 0 7 3 7 11 0 6-1 11-8 29-6 15-13 31-19 47z"><text:p/></draw:path></draw:g></draw:g></text:span><text:span text:style-name="T11"><text:s/>bira se sa verovatno</text:span><text:span text:style-name="T6">ćom </text:span><text:span text:style-name="T6"><draw:g text:anchor-type="as-char" svg:y="-0.1236in" draw:z-index="8" draw:style-name="gr1"><svg:title>TexMaths</svg:title><svg:desc>12§display§m - f(p_i)§svg§600§FALSE§</svg:desc><draw:g draw:style-name="gr2"><draw:path draw:style-name="gr98" draw:text-style-name="P15" svg:width="0.6811in" svg:height="0.1476in" svg:x="0.0039in" svg:y="0.0087in" svg:viewBox="0 0 1731 376" svg:d="M0 0c578 0 1154 0 1731 0 0 125 0 251 0 376-577 0-1153 0-1731 0 0-125 0-251 0-376z"><text:p/></draw:path><draw:path draw:style-name="gr99" draw:text-style-name="P16" svg:width="0.1358in" svg:height="0.0744in" svg:x="0.0004in" svg:y="0.0512in" svg:viewBox="0 0 346 190" svg:d="M25 161c-1 6-3 16-3 18 0 7 6 11 12 11 4 0 12-2 15-11 0-1 5-22 9-31 2-13 6-27 8-39 2-9 6-18 7-27 3-7 6-19 6-22 6-13 29-52 69-52 19 0 23 16 23 30 0 11-3 23-7 35-3 16-8 33-12 50-2 9-6 20-8 31-1 8-6 23-6 25 0 7 6 11 13 11 12 0 16-10 18-24 6-23 22-84 26-101 1-5 24-57 69-57 18 0 23 15 23 30 0 25-17 73-25 94-5 11-6 16-6 24 0 19 14 34 35 34 39 0 55-61 55-65s-4-4-5-4c-5 0-5 2-7 8-6 22-19 53-42 53-7 0-11-5-11-15 0-11 4-20 7-30 9-22 27-68 27-93 0-26-18-44-50-44s-52 18-68 41c0-6-1-21-13-30-11-9-24-11-35-11-37 0-59 26-66 36-1-24-19-36-39-36-19 0-27 16-31 24-7 14-13 40-13 41 0 4 4 2 5 4 5 0 5 0 7-10 7-30 16-51 31-51 7 0 13 4 13 21 0 8-1 13-7 35-8 32-15 65-24 97z"><text:p/></draw:path><draw:path draw:style-name="gr100" draw:text-style-name="P16" svg:width="0.1008in" svg:height="0.0063in" svg:x="0.1921in" svg:y="0.0795in" svg:viewBox="0 0 257 17" svg:d="M243 17c7 0 14 0 14-9 0-8-7-8-14-8-76 0-153 0-229 0-7 0-14 0-14 8 0 9 7 9 14 9 76 0 153 0 229 0z"><text:p/></draw:path><draw:path draw:style-name="gr101" draw:text-style-name="P16" svg:width="0.0823in" svg:height="0.1496in" svg:x="0.3524in" svg:y="0.0075in" svg:viewBox="0 0 210 381" svg:d="M132 129c12 0 25 0 37 0 9 0 12 0 12-10 0-4-3-4-10-4-13 0-23 0-35 0 2-16 6-32 8-48 1-9 7-38 10-44 4-7 12-15 20-15 1 0 12 0 21 9-18 1-23 15-23 23 0 9 7 14 15 14 11 0 23-10 23-25 0-19-19-29-36-29-14 0-41 7-54 49-2 9-4 14-13 66-10 0-21 0-30 0-7 0-12 0-12 8 0 6 3 6 12 6s18 0 27 0c-10 55-20 109-31 164-8 41-15 80-37 80-1 0-12 0-20-9 19-1 24-15 24-23 0-9-9-14-16-14-12 0-24 10-24 25 0 19 19 29 36 29 23 0 40-24 48-41 13-26 23-77 23-80 8-44 17-88 25-131z"><text:p/></draw:path><draw:path draw:style-name="gr102" draw:text-style-name="P16" svg:width="0.0382in" svg:height="0.165in" svg:x="0.4594in" svg:y="0in" svg:viewBox="0 0 98 420" svg:d="M98 415c0-2 0-2-7-9-53-53-67-132-67-196 0-73 17-146 68-199 6-5 6-5 6-7 0-3-2-4-4-4-4 0-42 29-68 82-21 47-26 93-26 128 0 32 5 83 28 130 25 52 62 80 66 80 2 0 4-2 4-5z"><text:p/></draw:path><draw:path draw:style-name="gr103" draw:text-style-name="P16" svg:width="0.0862in" svg:height="0.1043in" svg:x="0.5024in" svg:y="0.0512in" svg:viewBox="0 0 220 266" svg:d="M32 236c-3 14-4 18-22 18-5 0-10 0-10 7 0 3 1 5 5 5 12 0 24-2 36-2 13 0 27 2 41 2 2 0 8 0 8-9 0-3-5-3-11-3-20 0-20-4-20-8s18-72 20-83c6 12 17 27 39 27 49 0 102-61 102-123 0-39-24-67-57-67-20 0-41 14-55 31-4-23-22-31-37-31-21 0-28 16-31 24-9 14-14 40-14 41 0 4 4 4 5 4 5 0 5 0 7-10 8-30 16-51 32-51 7 0 12 4 12 21 0 9-2 13-3 20-15 63-31 125-47 187zM107 54c2-11 13-23 21-29 15-13 27-17 34-17 17 0 28 15 28 40 0 24-15 73-22 90-14 29-35 44-50 44-28 0-34-35-34-38 0-1 0-2 1-7 7-28 15-55 22-83z"><text:p/></draw:path><draw:path draw:style-name="gr104" draw:text-style-name="P16" svg:width="0.035in" svg:height="0.0772in" svg:x="0.5965in" svg:y="0.0724in" svg:viewBox="0 0 90 197" svg:d="M82 11c0-5-4-11-12-11s-16 7-16 16c0 4 4 10 11 10 9 0 17-8 17-15zM22 160c-2 5-3 7-3 13 0 13 12 24 28 24 30 0 43-40 43-44s-4-3-5-4c-5 0-5 1-6 5-7 24-19 36-31 36-6 0-7-5-7-11 0-7 2-12 5-19 2-7 6-16 9-23s13-34 15-37c0-4 1-7 1-10 0-14-12-25-28-25-30 0-43 40-43 44 0 5 4 3 5 5 5 0 5-2 6-5 7-25 20-36 31-36 5 0 7 3 7 10s-1 12-8 30c-6 16-13 31-19 47z"><text:p/></draw:path><draw:path draw:style-name="gr105" draw:text-style-name="P16" svg:width="0.0378in" svg:height="0.165in" svg:x="0.6559in" svg:y="0in" svg:viewBox="0 0 97 420" svg:d="M97 210c0-32-5-84-27-131-26-51-62-79-66-79-3 0-4 1-4 4 0 2 0 2 7 10 42 41 66 109 66 196 0 71-15 145-68 199-5 4-5 4-5 6 0 3 1 5 4 5 4 0 42-29 67-82 21-47 26-94 26-128z"><text:p/></draw:path></draw:g></draw:g></text:span></text:p>
        </text:list-item>
        <text:list-item>
          <text:p text:style-name="P4"><text:span text:style-name="T1">Za svaki nasumično izabran par jedinki iz jedinki odabranih za ukrštanje primeni operator ukrštanja. Na novodobijene jedinke primeni operator mutacije sa verovatnoćom </text:span><text:span text:style-name="T10"><draw:g text:anchor-type="as-char" svg:y="-0.0744in" draw:z-index="9" draw:style-name="gr1"><svg:title>TexMaths</svg:title><svg:desc>12§display§\gamma§svg§600§FALSE§</svg:desc><draw:g draw:style-name="gr2"><draw:path draw:style-name="gr96" draw:text-style-name="P15" svg:width="0.072in" svg:height="0.0909in" svg:x="0.0059in" svg:y="0.0091in" svg:viewBox="0 0 184 232" svg:d="M93 232c-32 0-62 0-93 0 0-77 0-155 0-232 61 0 123 0 184 0 0 77 0 155 0 232-30 0-61 0-91 0z"><text:p/></draw:path><draw:path draw:style-name="gr97" draw:text-style-name="P16" svg:width="0.0862in" svg:height="0.1079in" svg:x="0.0004in" svg:y="0.0004in" svg:viewBox="0 0 220 275" svg:d="M10 79c16-48 62-49 67-49 63 0 67 75 67 107 0 24-2 31-6 40-8 31-20 79-20 91 0 4 2 7 6 7 5 0 7-9 12-25 10-36 14-59 16-72 1-6 1-11 3-17 14-41 40-103 57-136 3-5 8-14 8-15 0-5-3-4-5-5-1 0-3 0-6 2-21 41-38 83-55 125 0-13 0-44-17-85-8-27-25-47-54-47-53 0-83 64-83 77 0 5 5 5 8 5 0-1 2-3 2-3z"><text:p/></draw:path></draw:g></draw:g></text:span><text:span text:style-name="T10">.</text:span></text:p>
        </text:list-item>
        <text:list-item>
          <text:p text:style-name="P6"><text:span text:style-name="T10">Neka je </text:span><text:span text:style-name="T10"><draw:g text:anchor-type="as-char" svg:y="-0.1209in" draw:z-index="10" draw:style-name="gr1"><svg:title>TexMaths</svg:title><svg:desc>12§display§S§svg§600§FALSE§</svg:desc><draw:g draw:style-name="gr2"><draw:path draw:style-name="gr94" draw:text-style-name="P15" svg:width="0.0819in" svg:height="0.1031in" svg:x="0in" svg:y="0.0087in" svg:viewBox="0 0 209 263" svg:d="M0 0c69 0 140 0 209 0 0 88 0 175 0 263-69 0-140 0-209 0 0-88 0-175 0-263z"><text:p/></draw:path><draw:path draw:style-name="gr95" draw:text-style-name="P16" svg:width="0.0898in" svg:height="0.1201in" svg:x="0in" svg:y="0in" svg:viewBox="0 0 229 306" svg:d="M229 5c0-3-1-5-4-5-2 0-2 0-7 6-6 8-12 16-19 24-10-19-29-30-55-30-49 0-96 48-96 100 0 33 21 52 41 60 13 3 28 7 41 10 14 5 36 11 36 46 0 37-32 77-70 77-24 0-67-10-67-61 0-11 2-21 2-23 1-1 1-1 1-3 0-4-2-4-4-4s-4 0-5 1-23 97-23 98c0 4 2 5 4 5 3 0 3 0 7-6 7-8 13-16 20-24 16 24 42 30 65 30 52 0 98-56 98-108 0-29-13-43-19-49-9-10-15-12-49-22-9-2-22-6-26-7-11-4-24-16-24-38 0-34 31-70 68-70 32 0 55 18 55 65 0 13-1 21-1 24 1 1 0 3 5 3 3 0 4-1 5-8 7-30 15-61 21-91z"><text:p/></draw:path></draw:g></draw:g></text:span><text:span text:style-name="T10"><text:s/>skup novodobijenih jedinki (nova generacija). </text:span><text:span text:style-name="T1">Trenutnu populaciju zameni biranjem najboljih </text:span><text:span text:style-name="T1"><draw:g text:anchor-type="as-char" svg:y="-0.1236in" draw:z-index="11" draw:style-name="gr1"><svg:title>TexMaths</svg:title><svg:desc>12§display§|P|§svg§600§FALSE§</svg:desc><draw:g draw:style-name="gr2"><draw:path draw:style-name="gr90" draw:text-style-name="P15" svg:width="0.1839in" svg:height="0.148in" svg:x="0.0004in" svg:y="0.0091in" svg:viewBox="0 0 468 377" svg:d="M235 377c-79 0-157 0-235 0 0-126 0-251 0-377 156 0 312 0 468 0 0 126 0 251 0 377-78 0-156 0-233 0z"><text:p/></draw:path><draw:path draw:style-name="gr91" draw:text-style-name="P16" svg:width="0.0063in" svg:height="0.1654in" svg:x="0.0118in" svg:y="0.0004in" svg:viewBox="0 0 17 421" svg:d="M17 16c0-8 0-16-9-16-8 0-8 8-8 16 0 129 0 259 0 389 0 7 0 16 8 16 9 0 9-9 9-16 0-130 0-260 0-389z"><text:p/></draw:path><draw:path draw:style-name="gr92" draw:text-style-name="P16" svg:width="0.1173in" svg:height="0.1122in" svg:x="0.0449in" svg:y="0.0118in" svg:viewBox="0 0 299 286" svg:d="M110 154c23 0 47 0 71 0 60 0 118-43 118-90 0-33-27-64-82-64-46 0-91 0-137 0-8 0-12 0-12 7 0 6 4 6 12 6 5 0 14 0 18 0 6 1 10 3 10 7 0 2-1 3-2 9-20 74-38 150-57 225-3 15-5 19-38 19-7 0-11 0-11 8 0 5 5 5 6 5 12 0 41-1 53-1 9 0 18 0 27 0s18 1 27 1c3 0 8 0 8-8 0-5-3-5-11-5-15 0-27 0-27-7 0-3 1-5 1-8 8-34 17-69 26-104zM140 29c4-15 5-16 23-16 13 0 26 0 40 0 36 0 57 11 57 40 0 17-8 53-25 68-20 18-46 22-65 22-20 0-39 0-58 0 9-38 19-76 28-114z"><text:p/></draw:path><draw:path draw:style-name="gr93" draw:text-style-name="P16" svg:width="0.0063in" svg:height="0.1654in" svg:x="0.1862in" svg:y="0.0004in" svg:viewBox="0 0 17 421" svg:d="M17 16c0-8 0-16-9-16-8 0-8 8-8 16 0 129 0 259 0 389 0 7 0 16 8 16 9 0 9-9 9-16 0-130 0-260 0-389z"><text:p/></draw:path></draw:g></draw:g></text:span><text:span text:style-name="T10"><text:s/>jedinki iz skupa </text:span><text:span text:style-name="T10"><draw:g text:anchor-type="as-char" svg:y="-0.1201in" draw:z-index="12" draw:style-name="gr1"><svg:title>TexMaths</svg:title><svg:desc>12§display§P \cup S§svg§600§FALSE§</svg:desc><draw:g draw:style-name="gr2"><draw:path draw:style-name="gr86" draw:text-style-name="P15" svg:width="0.4028in" svg:height="0.1028in" svg:x="0.0024in" svg:y="0.0083in" svg:viewBox="0 0 1024 262" svg:d="M0 0c342 0 683 0 1024 0 0 88 0 174 0 262-341 0-682 0-1024 0 0-88 0-174 0-262z"><text:p/></draw:path><draw:path draw:style-name="gr87" draw:text-style-name="P16" svg:width="0.1181in" svg:height="0.1122in" svg:x="0.0004in" svg:y="0.0035in" svg:viewBox="0 0 301 286" svg:d="M110 154c24 0 48 0 72 0 60 0 119-43 119-90 0-33-27-64-83-64-45 0-91 0-136 0-9 0-14 0-14 7 0 6 4 6 12 6 6 0 14 0 20 0 6 1 8 3 8 7 0 2 0 3-1 9-19 74-37 150-57 224-4 17-4 20-38 20-7 0-12 0-12 8 0 5 5 5 6 5 12 0 42-1 54-1 8 0 18 1 26 1 10 0 20 0 28 0 4 0 8 0 8-8 0-5-3-5-12-5-15 0-26 0-26-7 0-3 0-5 1-8 9-35 17-69 25-104zM142 29c3-15 4-16 22-16 14 0 27 0 40 0 36 0 58 11 58 40 0 17-9 53-26 68-20 20-45 22-64 22-20 0-40 0-59 0 9-38 19-77 29-114z"><text:p/></draw:path><draw:path draw:style-name="gr88" draw:text-style-name="P16" svg:width="0.0917in" svg:height="0.1016in" svg:x="0.1693in" svg:y="0.0181in" svg:viewBox="0 0 234 259" svg:d="M234 14c0-7 0-14-8-14-9 0-9 7-9 14 0 51 0 101 0 152 0 63-68 77-101 77-19 0-45-4-67-18-32-21-32-48-32-59 0-51 0-101 0-152 0-7 0-14-9-14-8 0-8 7-8 14 0 52 0 104 0 154 0 64 64 91 116 91 56 0 118-30 118-91 0-50 0-102 0-154z"><text:p/></draw:path><draw:path draw:style-name="gr89" draw:text-style-name="P16" svg:width="0.098in" svg:height="0.1197in" svg:x="0.3157in" svg:y="0in" svg:viewBox="0 0 250 305" svg:d="M250 5c0-3-2-5-5-5s-3 0-7 6c-8 8-15 16-21 24-11-19-32-30-60-30-54 0-104 48-104 100 0 33 23 53 44 59 15 3 30 7 45 10 15 5 38 11 38 46 0 37-34 77-76 77-26 0-73-10-73-61 0-11 1-21 3-23 0-1 1-1 1-3 0-4-5-4-6-4-3 0-3 1-4 1-2 2-25 97-25 98 0 4 1 5 5 5 1 0 2 0 7-6 7-8 13-15 20-24 18 24 47 30 71 30 58 0 108-56 108-108 0-29-14-43-21-48-10-10-16-12-53-22-10-2-24-6-29-7-11-3-25-15-25-38 0-34 33-70 73-70 36 0 61 18 61 65 0 13-1 22-1 24 1 1 0 4 5 4 3 0 5-2 6-9 7-31 14-61 23-91z"><text:p/></draw:path></draw:g></draw:g></text:span></text:p>
        </text:list-item>
        <text:list-item>
          <text:p text:style-name="P6"><text:span text:style-name="T10">A</text:span><text:span text:style-name="T1">žuriraj najbolju jedinku </text:span><text:span text:style-name="T1"><draw:g text:anchor-type="as-char" svg:y="-0.1161in" draw:z-index="13" draw:style-name="gr1"><svg:title>TexMaths</svg:title><svg:desc>12§display§b§svg§600§FALSE§</svg:desc><draw:g draw:style-name="gr2"><draw:path draw:style-name="gr84" draw:text-style-name="P15" svg:width="0.0504in" svg:height="0.0988in" svg:x="0.0012in" svg:y="0.0083in" svg:viewBox="0 0 129 252" svg:d="M0 0c43 0 86 0 129 0 0 84 0 168 0 252-43 0-86 0-129 0 0-84 0-168 0-252z"><text:p/></draw:path><draw:path draw:style-name="gr85" draw:text-style-name="P16" svg:width="0.0598in" svg:height="0.1161in" svg:x="0.0004in" svg:y="0in" svg:viewBox="0 0 153 296" svg:d="M81 5c-2-1 0-5-6-5-9 0-40 4-51 5-2 0-7 0-7 8 0 5 3 5 9 5 21 0 22 2 22 7 0 3-5 17-6 25-12 46-23 92-35 137-5 21-7 28-7 42 0 40 23 67 54 67 48 0 99-63 99-124 0-37-23-66-55-66-19 0-36 12-48 25 10-42 20-84 31-126zM42 162c2-8 2-9 6-13 20-28 38-34 49-34 14 0 26 14 26 39s-14 73-21 89c-15 29-33 43-48 43s-29-11-29-42c0-9 0-16 7-42 3-13 6-27 10-40z"><text:p/></draw:path></draw:g></draw:g></text:span></text:p>
        </text:list-item>
      </text:list>
      <text:p text:style-name="P1">vrati <text:span text:style-name="T1">b</text:span></text:p>
      <text:p text:style-name="P1"><text:span text:style-name="T1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draw:g text:anchor-type="as-char" svg:y="-0.1126in" draw:z-index="16" draw:style-name="gr1"><svg:title>TexMaths</svg:title><svg:desc>12§display§m, n, \Sigma, s§svg§600§FALSE§</svg:desc><draw:g draw:style-name="gr2"><draw:path draw:style-name="gr72" draw:text-style-name="P15" svg:width="0.639in" svg:height="0.1268in" svg:x="0.0039in" svg:y="0.0091in" svg:viewBox="0 0 1624 323" svg:d="M813 323c-271 0-542 0-813 0 0-108 0-215 0-323 542 0 1082 0 1624 0 0 108 0 215 0 323-270 0-541 0-811 0z"><text:p/></draw:path><draw:path draw:style-name="gr73" draw:text-style-name="P16" svg:width="0.1358in" svg:height="0.074in" svg:x="0.0004in" svg:y="0.0402in" svg:viewBox="0 0 346 189" svg:d="M25 160c-1 6-3 16-3 18 0 7 6 11 12 11 4 0 13-4 15-12 3-11 6-20 9-31 3-13 6-25 9-37 3-10 5-18 7-29 2-7 5-19 5-20 6-13 29-52 69-52 19 0 23 16 23 30 0 10-3 22-6 35-4 16-9 31-12 48-3 11-6 21-9 32-1 9-5 23-5 25 0 7 6 11 12 11 14 0 16-11 20-24 6-23 20-85 25-100 1-6 23-57 69-57 18 0 23 15 23 30 0 24-18 72-26 94-4 10-6 14-6 22 0 21 15 35 35 35 39 0 55-61 55-65 0-3-4-3-5-3-5 0-5 1-6 7-7 23-20 51-43 51-7 0-11-3-11-13s4-20 8-30c8-21 26-68 26-92 0-27-17-44-48-44-33 0-54 18-70 39 0-4-1-19-13-28-11-10-24-11-35-11-37 0-58 26-65 36-2-24-20-36-40-36-19 0-27 16-31 23-7 15-13 39-13 40 0 5 5 5 6 5 4 0 4 0 7-9 7-30 16-51 30-51 7 0 13 4 13 20 0 9-1 14-7 35-8 33-15 65-24 97z"><text:p/></draw:path><draw:path draw:style-name="gr74" draw:text-style-name="P16" svg:width="0.0189in" svg:height="0.0492in" svg:x="0.1559in" svg:y="0.0953in" svg:viewBox="0 0 49 126" svg:d="M49 44c0-27-11-44-27-44-14 0-22 11-22 23 0 11 8 21 22 21 6 0 10-1 15-5 1-1 1-1 1-1 2 0 2 0 2 6 0 31-15 57-29 70-5 4-5 6-5 7 0 2 2 5 5 5 5 0 38-33 38-82z"><text:p/></draw:path><draw:path draw:style-name="gr75" draw:text-style-name="P16" svg:width="0.0894in" svg:height="0.074in" svg:x="0.2201in" svg:y="0.0402in" svg:viewBox="0 0 228 189" svg:d="M25 160c-1 6-5 16-5 18 0 7 6 11 14 11 4 0 12-4 15-12 3-11 5-20 7-31 4-13 6-25 10-37 2-10 5-18 7-29 1-7 5-19 6-20 6-13 28-52 69-52 19 0 23 16 23 30 0 25-21 79-28 97-4 10-5 16-5 19 0 21 16 35 35 35 40 0 55-61 55-65 0-3-3-3-5-3-4 0-4 1-6 7-8 29-22 51-43 51-7 0-11-3-11-13s5-20 9-30c7-22 25-68 25-92 0-27-18-44-48-44-39 0-59 26-66 36-3-24-19-36-39-36-19 0-27 16-32 23-6 14-12 39-12 40 0 5 4 5 5 5 5 0 5 0 7-9 7-30 16-51 31-51 9 0 13 6 13 20 0 9-1 14-7 35-8 33-15 65-24 97z"><text:p/></draw:path><draw:path draw:style-name="gr76" draw:text-style-name="P16" svg:width="0.0189in" svg:height="0.0492in" svg:x="0.3291in" svg:y="0.0953in" svg:viewBox="0 0 49 126" svg:d="M49 44c0-27-11-44-27-44-14 0-22 11-22 23 0 11 8 21 22 21 4 0 10-1 15-5 1-1 1-1 1-1 2 0 2 0 2 6 0 31-15 57-29 70-5 4-5 6-5 7 0 2 2 5 5 5 5 0 38-33 38-82z"><text:p/></draw:path><draw:path draw:style-name="gr77" draw:text-style-name="P16" svg:width="0.1008in" svg:height="0.1118in" svg:x="0.3976in" svg:y="0.0004in" svg:viewBox="0 0 257 285" svg:d="M133 150c4-4 3-5 4-6 0-3-1-5-2-6-29-42-58-83-87-125 32 0 65 0 97 0 71 0 93 16 101 82 4 0 7 0 11 0-4-32-8-64-12-95-78 0-156 0-234 0-10 0-11 0-11 10 35 50 71 100 106 152-34 37-68 75-101 112-4 5-4 5-4 6 0 5 4 5 10 5 78 0 156 0 234 0 4-33 8-65 12-97-4 0-7 0-11 0-7 68-36 80-102 80-38 0-78 0-116 0 34-39 70-79 105-118z"><text:p/></draw:path><draw:path draw:style-name="gr78" draw:text-style-name="P16" svg:width="0.0189in" svg:height="0.0492in" svg:x="0.5224in" svg:y="0.0953in" svg:viewBox="0 0 49 126" svg:d="M49 44c0-27-9-44-26-44-15 0-23 11-23 23 0 11 8 21 23 21 5 0 11-1 14-5 1-1 1-1 3-1 0 3 1 0 1 6 0 31-16 57-29 70-5 4-5 6-5 7 0 2 3 5 5 5 4 0 37-33 37-82z"><text:p/></draw:path><draw:path draw:style-name="gr79" draw:text-style-name="P16" svg:width="0.0606in" svg:height="0.074in" svg:x="0.5909in" svg:y="0.0402in" svg:viewBox="0 0 155 189" svg:d="M143 28c-12 1-20 9-20 19 0 6 3 12 13 12 8 0 19-8 19-23 0-19-18-36-51-36-55 0-70 42-70 61 0 32 31 38 43 41 21 4 43 9 43 32 0 11-10 45-60 45-6 0-38 0-48-21 16 2 26-11 26-23 0-9-6-14-15-14-11 0-23 8-23 27 0 24 24 41 60 41 69 0 84-50 84-69 0-16-7-25-13-31-11-11-23-14-42-17-15-4-31-7-31-25 0-12 9-39 46-39 11 0 32 4 39 20z"><text:p/></draw:path></draw:g></draw:g><text:s/>– ulazni problem</text:p>
      <text:p text:style-name="P10"><text:span text:style-name="T1"><draw:g text:anchor-type="as-char" svg:y="-0.1126in" draw:z-index="15" draw:style-name="gr1"><svg:title>TexMaths</svg:title><svg:desc>12§display§N§svg§600§FALSE§</svg:desc><draw:g draw:style-name="gr2"><draw:path draw:style-name="gr80" draw:text-style-name="P15" svg:width="0.1287in" svg:height="0.0949in" svg:x="0.0024in" svg:y="0.0087in" svg:viewBox="0 0 328 242" svg:d="M0 0c110 0 218 0 328 0 0 80 0 162 0 242-110 0-218 0-328 0 0-80 0-162 0-242z"><text:p/></draw:path><draw:path draw:style-name="gr81" draw:text-style-name="P16" svg:width="0.139in" svg:height="0.1122in" svg:x="0.0004in" svg:y="0in" svg:viewBox="0 0 354 286" svg:d="M301 44c5-16 12-30 46-31 2 0 7-1 7-8 0-1 0-5-6-5-13 0-28 1-42 1s-29-1-43-1c-3 0-8 0-8 8 0 5 4 5 8 5 24 0 29 10 29 18 0 1-2 9-2 10-15 61-31 123-47 185-31-72-61-146-92-218-4-8-4-8-14-8-19 0-38 0-56 0-9 0-12 0-12 8 0 5 3 5 12 5 1 0 29 0 29 4-20 74-39 150-57 224-5 17-12 30-46 31-2 0-7 2-7 9 0 3 1 5 5 5 13 0 29-2 42-2 14 0 30 2 43 2 3 0 9 0 9-9 0-3-4-5-9-5-25-1-27-9-27-18 0-3 0-4 1-9 18-73 36-148 55-221 3 2 3 4 4 7 35 82 70 165 105 246 2 7 3 9 7 9 5 0 5-2 7-9 21-78 40-155 59-233z"><text:p/></draw:path></draw:g></draw:g></text:span><text:span text:style-name="T1"><text:s/>– maksimalan broj iteracija,</text:span><text:span text:style-name="T5"> </text:span><text:span text:style-name="T7">A</text:span><text:span text:style-name="T5"> </text:span><text:span text:style-name="T1">– </text:span><text:span text:style-name="T7">broj mrava</text:span><text:span text:style-name="T5">,</text:span><text:span text:style-name="T1"> </text:span><text:span text:style-name="T2"><draw:g text:anchor-type="as-char" svg:y="-0.0744in" draw:z-index="17" draw:style-name="gr1"><svg:title>TexMaths</svg:title><svg:desc>12§display§\rho§svg§600§FALSE§</svg:desc><draw:g draw:style-name="gr2"><draw:path draw:style-name="gr70" draw:text-style-name="P15" svg:width="0.0661in" svg:height="0.0909in" svg:x="0.0035in" svg:y="0.0087in" svg:viewBox="0 0 169 232" svg:d="M0 0c57 0 112 0 169 0 0 77 0 155 0 232-57 0-112 0-169 0 0-77 0-155 0-232z"><text:p/></draw:path><draw:path draw:style-name="gr71" draw:text-style-name="P16" svg:width="0.0776in" svg:height="0.1079in" svg:x="0.0004in" svg:y="0in" svg:viewBox="0 0 198 275" svg:d="M2 257c-2 5-2 6-2 7 0 6 5 11 12 11 10 0 14-7 14-9 3-3 16-60 28-105 9 17 22 27 41 27 48 0 103-57 103-120 0-44-28-68-58-68-40 0-85 42-97 94-13 54-27 109-41 163zM95 180c-30 0-36-34-36-37s2-10 4-15c10-48 15-62 25-79 18-31 37-39 50-39 16 0 29 12 29 40 0 23-12 70-24 89-13 27-33 41-48 41z"><text:p/></draw:path></draw:g></draw:g></text:span><text:span text:style-name="T1"><text:s/>– stopa </text:span><text:span text:style-name="T2">evaporacije</text:span></text:p>
      <text:p text:style-name="P2"><text:span text:style-name="T12"><draw:g text:anchor-type="as-char" svg:y="-0.1181in" draw:z-index="18" draw:style-name="gr1"><svg:title>TexMaths</svg:title><svg:desc>12§display§b = NULL§svg§600§FALSE§</svg:desc><draw:g draw:style-name="gr2"><draw:path draw:style-name="gr63" draw:text-style-name="P15" svg:width="0.7776in" svg:height="0.1004in" svg:x="0.0008in" svg:y="0.0087in" svg:viewBox="0 0 1976 256" svg:d="M0 0c659 0 1317 0 1976 0 0 85 0 171 0 256-659 0-1317 0-1976 0 0-85 0-171 0-256z"><text:p/></draw:path><draw:path draw:style-name="gr64" draw:text-style-name="P16" svg:width="0.0606in" svg:height="0.1157in" svg:x="0.0004in" svg:y="0in" svg:viewBox="0 0 155 295" svg:d="M80 5c-2-1 0-5-6-5-9 0-39 4-50 5-4 0-8 0-8 8 0 5 3 5 9 5 21 0 22 2 22 7 0 3-4 17-6 25-12 46-23 91-35 137-5 20-6 27-6 42 0 39 22 66 53 66 50 0 102-63 102-124 0-36-23-66-57-66-19 0-36 14-49 25 11-41 21-83 31-125zM41 162c2-9 2-10 6-14 20-27 39-33 50-33 16 0 28 13 28 38s-15 73-22 89c-14 29-33 43-50 43-15 0-28-11-28-42 0-8 0-16 6-42 4-13 6-26 10-39z"><text:p/></draw:path><draw:path draw:style-name="gr65" draw:text-style-name="P16" svg:width="0.1102in" svg:height="0.0382in" svg:x="0.1189in" svg:y="0.0543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66" draw:text-style-name="P16" svg:width="0.1394in" svg:height="0.1118in" svg:x="0.2913in" svg:y="0.002in" svg:viewBox="0 0 355 285" svg:d="M302 44c4-16 12-30 46-31 2 0 7-1 7-8 0-1 0-5-6-5-13 0-29 1-42 1-14 0-30-1-43-1-2 0-7 0-7 8 0 5 3 5 7 5 24 0 29 9 29 18 0 1-1 7-1 10-16 62-33 123-48 185-32-73-62-145-93-218-3-8-3-8-14-8-19 0-37 0-57 0-8 0-12 0-12 8 0 5 4 5 12 5 3 0 29 0 29 4-19 74-37 149-56 224-5 16-12 30-46 31-2 0-7 1-7 8 0 4 2 5 5 5 14 0 29-1 43-1s29 1 43 1c3 0 7 0 7-8 0-4-3-5-8-5-24 0-28-10-28-18 0-3 0-5 2-10 19-73 37-147 56-220 1 2 1 4 4 7 34 83 69 164 104 247 4 7 5 7 8 7 5 0 5-1 8-8 19-78 39-155 58-233z"><text:p/></draw:path><draw:path draw:style-name="gr67" draw:text-style-name="P16" svg:width="0.115in" svg:height="0.1157in" svg:x="0.4469in" svg:y="0.002in" svg:viewBox="0 0 293 295" svg:d="M240 44c4-18 12-30 46-31 2 0 7-1 7-8 0-1 0-5-6-5-13 0-29 1-43 1-15 0-30-1-44-1-2 0-7 0-7 8 0 5 4 5 7 5 24 0 29 9 29 18 0 1-1 7-1 10-13 49-25 99-38 148-15 56-63 92-105 92-29 0-51-18-51-54 0-1 0-14 4-33 14-54 28-108 41-162 4-15 5-19 35-19 11 0 14 0 14-8 0-5-4-5-6-5-12 0-42 1-54 1s-42-1-54-1c-3 0-8 0-8 8 0 5 4 5 12 5 1 0 8 0 16 0 8 1 12 1 12 7 0 3-5 21-8 30-3 12-6 24-9 37-4 16-24 95-25 102-4 12-4 18-4 25 0 51 38 81 83 81 53 0 105-48 120-103 12-50 25-99 37-148z"><text:p/></draw:path><draw:path draw:style-name="gr68" draw:text-style-name="P16" svg:width="0.0996in" svg:height="0.1118in" svg:x="0.574in" svg:y="0.002in" svg:viewBox="0 0 254 285" svg:d="M140 32c5-14 6-19 46-19 12 0 16 0 16-8 0-5-5-5-8-5-13 0-48 1-62 1-12 0-43-1-55-1-4 0-9 0-9 8 0 5 4 5 12 5 2 0 9 0 16 0 7 1 12 1 12 7 0 2-1 3-2 9-20 74-38 149-57 224-3 16-5 19-38 19-7 0-11 0-11 8 0 5 4 5 11 5 65 0 131 0 195 0 10 0 11 0 14-7 10-30 21-60 32-90 2-5 1-4 2-6 0-2-1-5-4-5-4 0-5 3-8 9-14 38-33 86-105 86-13 0-27 0-40 0-6 0-7 0-9 0-5 0-6-1-6-4 0-1 0-2 2-9 19-76 37-151 56-227z"><text:p/></draw:path><draw:path draw:style-name="gr69" draw:text-style-name="P16" svg:width="0.0996in" svg:height="0.1118in" svg:x="0.687in" svg:y="0.002in" svg:viewBox="0 0 254 285" svg:d="M140 32c5-14 6-19 46-19 12 0 16 0 16-8 0-5-5-5-8-5-13 0-48 1-62 1-12 0-43-1-55-1-4 0-9 0-9 8 0 5 4 5 12 5 2 0 9 0 16 0 8 1 12 1 12 7 0 2-1 3-2 9-20 74-38 149-57 224-3 16-5 19-38 19-7 0-11 0-11 8 0 5 4 5 11 5 65 0 131 0 195 0 10 0 11 0 14-7 10-30 22-60 33-90 1-5 1-4 1-6s-1-5-4-5c-4 0-5 3-8 9-14 38-33 86-105 86-13 0-27 0-40 0-6 0-7 0-9 0-5 0-6-1-6-4 0-1 0-2 2-9 19-76 37-151 56-227z"><text:p/></draw:path></draw:g></draw:g></text:span><text:span text:style-name="T12"><text:s/>– najbolj</text:span><text:span text:style-name="T3">i mrav</text:span></text:p>
      <text:p text:style-name="P3"><text:span text:style-name="T10"><draw:g text:anchor-type="as-char" svg:y="-0.1126in" draw:z-index="19" draw:style-name="gr1"><svg:title>TexMaths</svg:title><svg:desc>12§display§M§svg§600§FALSE§</svg:desc><draw:g draw:style-name="gr2"><draw:path draw:style-name="gr61" draw:text-style-name="P15" svg:width="0.1551in" svg:height="0.0949in" svg:x="0.0016in" svg:y="0.0087in" svg:viewBox="0 0 395 242" svg:d="M0 0c132 0 263 0 395 0 0 80 0 162 0 242-132 0-263 0-395 0 0-80 0-162 0-242z"><text:p/></draw:path><draw:path draw:style-name="gr62" draw:text-style-name="P16" svg:width="0.1654in" svg:height="0.1122in" svg:x="0.0004in" svg:y="0in" svg:viewBox="0 0 421 286" svg:d="M371 32c4-15 4-19 36-19 10 0 14 0 14-8 0-5-5-5-11-5-19 0-37 0-57 0-10 0-10 0-15 8-51 80-102 159-153 238-12-79-23-157-34-236-1-10-1-10-13-10-19 0-38 0-57 0-8 0-12 0-12 8 0 5 3 5 12 5 6 0 13 0 18 1 7 0 9 2 9 6 0 3-1 4-2 9-18 71-35 141-53 212-5 17-12 30-46 31-2 0-7 2-7 9 0 3 2 5 6 5 13 0 28-2 42-2 15 0 29 2 43 2 3 0 8 0 8-9 0-5-5-5-8-5-24 0-28-8-28-18 0-3 0-4 1-9 19-76 38-153 57-228 12 86 24 173 38 259 0 5 1 10 6 10 4 0 7-5 9-8 56-88 112-176 169-265-20 81-40 160-61 240-3 16-4 19-38 19-6 0-11 0-11 9 0 5 5 5 6 5 12 0 41-2 52-2 18 0 36 2 53 2 2 0 8 0 8-9 0-5-3-5-12-5-15 0-27 0-27-7 0-2 0-2 2-11 19-74 38-147 56-222z"><text:p/></draw:path></draw:g></draw:g></text:span><text:span text:style-name="T10"><text:s/>– matrica feromona</text:span></text:p>
      <text:p text:style-name="P3"><text:span text:style-name="T10">Inicijalizuj matricu feromona tako da je svaka vrednost </text:span><text:span text:style-name="T10"><draw:g text:anchor-type="as-char" svg:y="-0.2209in" draw:z-index="20" draw:style-name="gr1"><svg:title>TexMaths</svg:title><svg:desc>12§display§\frac{1}{|\Sigma|}§svg§600§FALSE§</svg:desc><draw:g draw:style-name="gr2"><draw:path draw:style-name="gr55" draw:text-style-name="P15" svg:width="0.1933in" svg:height="0.3602in" svg:x="0.0087in" svg:y="0.0087in" svg:viewBox="0 0 492 916" svg:d="M0 0c164 0 328 0 492 0 0 305 0 611 0 916-164 0-328 0-492 0 0-305 0-611 0-916z"><text:p/></draw:path><draw:path draw:style-name="gr56" draw:text-style-name="P16" svg:width="0.0539in" svg:height="0.1102in" svg:x="0.0791in" svg:y="0in" svg:viewBox="0 0 138 281" svg:d="M85 11c0-10 0-11-10-11-25 26-62 26-75 26 0 5 0 9 0 14 8 0 32 0 54-11 0 73 0 145 0 218 0 16-1 21-38 21-5 0-9 0-14 0 0 3 0 8 0 13 15-1 51-1 67-1 17 0 54 0 69 1 0-5 0-10 0-13-5 0-10 0-13 0-39 0-40-5-40-21 0-79 0-157 0-236z"><text:p/></draw:path><draw:path draw:style-name="gr57" draw:text-style-name="P16" svg:width="0.2102in" svg:height="0.0063in" svg:x="0in" svg:y="0.1783in" svg:viewBox="0 0 535 17" svg:d="M0 0c178 0 357 0 535 0 0 6 0 11 0 17-178 0-357 0-535 0 0-6 0-11 0-17z"><text:p/></draw:path><draw:path draw:style-name="gr58" draw:text-style-name="P16" svg:width="0.0063in" svg:height="0.1657in" svg:x="0.0197in" svg:y="0.2118in" svg:viewBox="0 0 17 422" svg:d="M17 16c0-9 0-16-9-16-8 0-8 7-8 16 0 129 0 259 0 390 0 8 0 16 8 16 9 0 9-8 9-16 0-131 0-261 0-390z"><text:p/></draw:path><draw:path draw:style-name="gr59" draw:text-style-name="P16" svg:width="0.1004in" svg:height="0.113in" svg:x="0.0551in" svg:y="0.2228in" svg:viewBox="0 0 256 288" svg:d="M133 151c4-4 4-6 4-7 0-2-2-3-3-6-29-42-57-83-86-125 32 0 65 0 97 0 71 0 91 16 101 82 3 0 7 0 10 0-4-31-8-64-12-95-78 0-155 0-233 0-10 0-11 0-11 10 35 51 69 102 104 153-33 38-66 76-99 114-5 5-5 5-5 6 0 5 5 5 11 5 78 0 155 0 233 0 4-33 8-67 12-99-3 0-7 0-10 0-9 70-36 81-102 81-40 0-78 0-116 0 34-39 69-79 105-119z"><text:p/></draw:path><draw:path draw:style-name="gr60" draw:text-style-name="P16" svg:width="0.0063in" svg:height="0.1657in" svg:x="0.1843in" svg:y="0.2118in" svg:viewBox="0 0 17 422" svg:d="M17 16c0-9 0-16-9-16-8 0-8 7-8 16 0 129 0 259 0 390 0 8 0 16 8 16 9 0 9-8 9-16 0-131 0-261 0-390z"><text:p/></draw:path></draw:g></draw:g></text:span></text:p>
      <text:p text:style-name="P10">while <text:span text:style-name="T1">broj iteracija nije prema</text:span><text:span text:style-name="T5">šen:</text:span></text:p>
      <text:list xml:id="list2604757667" text:style-name="L3">
        <text:list-item>
          <text:p text:style-name="P11"><text:span text:style-name="T1">Inicijalizuj </text:span><text:span text:style-name="T1"><draw:g text:anchor-type="as-char" svg:y="-0.1181in" draw:z-index="21" draw:style-name="gr1"><svg:title>TexMaths</svg:title><svg:desc>12§display§lb = NULL§svg§600§FALSE§</svg:desc><draw:g draw:style-name="gr2"><draw:path draw:style-name="gr47" draw:text-style-name="P15" svg:width="0.8303in" svg:height="0.1008in" svg:x="0.0016in" svg:y="0.0087in" svg:viewBox="0 0 2110 257" svg:d="M0 0c703 0 1407 0 2110 0 0 86 0 171 0 257-703 0-1407 0-2110 0 0-86 0-171 0-257z"><text:p/></draw:path><draw:path draw:style-name="gr48" draw:text-style-name="P16" svg:width="0.0354in" svg:height="0.1161in" svg:x="0in" svg:y="0in" svg:viewBox="0 0 91 296" svg:d="M91 5c-2-1 0-5-6-5-9 0-41 4-51 5-4 0-8 0-8 8 0 5 4 5 10 5 20 0 22 4 22 7-2 3-2 6-3 9-18 69-35 140-53 209-1 5-2 7-2 14 0 24 19 39 38 39 15 0 26-9 33-23 7-17 12-41 12-42 0-4-4-4-5-4-4 0-5 2-6 8-7 27-14 51-32 51-12 0-12-13-12-19 0-10 0-12 2-20 20-81 41-162 61-242z"><text:p/></draw:path><draw:path draw:style-name="gr49" draw:text-style-name="P16" svg:width="0.0606in" svg:height="0.1161in" svg:x="0.0535in" svg:y="0in" svg:viewBox="0 0 155 296" svg:d="M82 5c-3-1 0-5-6-5-10 0-41 4-52 5-4 0-7 0-7 8 0 5 3 5 9 5 21 0 22 2 22 7 0 3-5 17-6 25-12 46-23 92-35 138-5 20-7 27-7 42 0 39 23 66 54 66 49 0 101-63 101-124 0-37-22-67-55-67-20 0-38 14-50 25 11-41 21-83 32-125zM42 163c2-9 2-10 6-15 20-27 40-33 50-33 16 0 27 13 27 39s-13 73-22 89c-13 29-33 43-49 43-14 0-29-11-29-42 0-8 0-15 7-42 4-13 6-26 10-39z"><text:p/></draw:path><draw:path draw:style-name="gr50" draw:text-style-name="P16" svg:width="0.1098in" svg:height="0.0382in" svg:x="0.1724in" svg:y="0.0543in" svg:viewBox="0 0 280 98" svg:d="M265 17c6 0 15 0 15-9 0-8-9-8-14-8-84 0-169 0-253 0-6 0-13 0-13 8 0 9 7 9 14 9 84 0 167 0 251 0zM266 98c5 0 14 0 14-8 0-9-9-9-15-9-84 0-167 0-251 0-7 0-14 0-14 9 0 8 7 8 13 8 84 0 169 0 253 0z"><text:p/></draw:path><draw:path draw:style-name="gr51" draw:text-style-name="P16" svg:width="0.1394in" svg:height="0.1122in" svg:x="0.3445in" svg:y="0.002in" svg:viewBox="0 0 355 286" svg:d="M302 44c5-16 12-30 46-31 2 0 7-1 7-8 0-1 0-5-6-5-13 0-27 1-42 1-14 0-29-1-43-1-2 0-7 0-7 8 0 5 3 5 7 5 24 0 29 9 29 18 0 1-1 7-1 10-16 62-32 124-47 186-31-73-63-146-94-219-3-8-3-8-13-8-19 0-37 0-56 0-9 0-12 0-12 8 0 5 3 5 10 5 3 0 29 0 29 4-19 75-37 149-56 225-4 17-11 30-46 31-2 0-7 1-7 8 0 4 2 5 6 5 13 0 28-1 42-1s30 1 43 1c3 0 9 0 9-8 0-4-5-5-9-5-25 0-29-10-29-18 0-2 2-5 3-10 18-74 37-147 55-221 1 2 1 4 4 7 34 83 70 165 105 248 3 7 4 7 7 7 5 0 5-1 8-8 19-78 39-156 58-234z"><text:p/></draw:path><draw:path draw:style-name="gr52" draw:text-style-name="P16" svg:width="0.1146in" svg:height="0.1161in" svg:x="0.5008in" svg:y="0.002in" svg:viewBox="0 0 292 296" svg:d="M239 44c5-18 12-30 45-31 3 0 8-1 8-8 0-1 0-5-6-5-14 0-28 1-42 1-15 0-30-1-45-1-2 0-7 0-7 8 0 5 4 5 7 5 24 0 29 9 29 18 0 1-1 7-1 10-13 50-25 99-39 149-14 57-62 93-104 93-29 0-52-18-52-54 0-2 0-15 5-34 13-54 28-109 41-163 4-15 5-19 35-19 12 0 14 0 14-8 0-5-3-5-6-5-11 0-42 1-53 1-13 0-43-1-55-1-3 0-7 0-7 8 0 5 4 5 11 5 1 0 9 0 17 0 7 1 10 1 10 7 0 3-4 21-7 30-2 12-6 25-8 37-5 16-24 96-27 103-2 12-2 18-2 25 0 51 38 81 82 81 54 0 105-48 120-103 12-49 25-100 37-149z"><text:p/></draw:path><draw:path draw:style-name="gr53" draw:text-style-name="P16" svg:width="0.0996in" svg:height="0.1122in" svg:x="0.6276in" svg:y="0.002in" svg:viewBox="0 0 254 286" svg:d="M142 32c3-14 4-19 44-19 12 0 16 0 16-8 0-5-5-5-8-5-13 0-48 1-61 1s-44-1-56-1c-4 0-9 0-9 8 0 5 4 5 12 5 2 0 9 0 16 0 8 1 12 1 12 7 0 2-1 3-2 9-20 75-38 149-57 225-3 17-5 19-38 19-7 0-11 0-11 8 0 5 4 5 11 5 65 0 131 0 195 0 10 0 11 0 14-7 10-30 22-60 33-90 1-5 1-3 1-6 0-2-1-5-4-5-4 0-5 3-8 9-14 38-33 86-105 86-13 0-27 0-40 0-6 0-7 0-9 0-5 0-6-1-6-4 0-1 0-2 2-9 19-76 38-152 58-228z"><text:p/></draw:path><draw:path draw:style-name="gr54" draw:text-style-name="P16" svg:width="0.0996in" svg:height="0.1122in" svg:x="0.7406in" svg:y="0.002in" svg:viewBox="0 0 254 286" svg:d="M142 32c3-14 4-19 44-19 12 0 16 0 16-8 0-5-5-5-8-5-13 0-48 1-61 1s-44-1-56-1c-4 0-9 0-9 8 0 5 4 5 12 5 2 0 9 0 16 0 8 1 12 1 12 7 0 2-1 3-2 9-20 75-38 149-57 225-3 17-5 19-38 19-7 0-11 0-11 8 0 5 4 5 11 5 65 0 131 0 195 0 10 0 11 0 14-7 10-30 22-60 33-90 1-5 1-3 1-6 0-2-1-5-4-5-4 0-5 3-8 9-14 38-33 86-105 86-13 0-27 0-40 0-6 0-7 0-9 0-5 0-6-1-6-4 0-1 0-2 2-9 19-76 38-152 58-228z"><text:p/></draw:path></draw:g></draw:g></text:span><text:span text:style-name="T1"><text:s/>kao lokalnog najboljeg mrava</text:span></text:p>
        </text:list-item>
        <text:list-item>
          <text:p text:style-name="P11"><text:span text:style-name="T1">Ponovi </text:span><text:span text:style-name="T1"><draw:g text:anchor-type="as-char" svg:y="-0.1181in" draw:z-index="22" draw:style-name="gr1"><svg:title>TexMaths</svg:title><svg:desc>12§display§A§svg§600§FALSE§</svg:desc><draw:g draw:style-name="gr2"><draw:path draw:style-name="gr45" draw:text-style-name="P15" svg:width="0.1012in" svg:height="0.1004in" svg:x="0.0031in" svg:y="0.0087in" svg:viewBox="0 0 258 256" svg:d="M0 0c86 0 172 0 258 0 0 85 0 171 0 256-86 0-172 0-258 0 0-85 0-171 0-256z"><text:p/></draw:path><draw:path draw:style-name="gr46" draw:text-style-name="P16" svg:width="0.1126in" svg:height="0.1173in" svg:x="0.0004in" svg:y="0in" svg:viewBox="0 0 287 299" svg:d="M61 251c-17 28-33 34-51 35-6 0-10 0-10 9 0 2 2 4 6 4 11 0 24-1 36-1 13 0 29 1 42 1 2 0 7 0 7-8 0-5-3-5-6-5-9-1-20-3-20-14 0-5 3-10 6-16 11-18 21-36 32-54 35 0 70 0 105 0 0 9 6 66 6 71 0 12-22 13-30 13-6 0-10 0-10 9 0 4 5 4 6 4 17 0 35-1 52-1 10 0 37 1 48 1 2 0 7 0 7-8 0-5-4-5-10-5-26 0-26-2-27-14-9-88-17-175-26-262-1-9-1-10-8-10-6 0-8 2-11 7-48 82-96 163-144 244zM112 189c26-45 54-92 80-138 5 46 10 93 14 138-31 0-63 0-94 0z"><text:p/></draw:path></draw:g></draw:g></text:span><text:span text:style-name="T1"><text:s/>puta:</text:span></text:p>
          <text:list>
            <text:list-item>
              <text:p text:style-name="P11"><text:span text:style-name="T1">Konstrui</text:span><text:span text:style-name="T5">ši mrava biranjem za svaku poziciju </text:span><text:span text:style-name="T5"><draw:g text:anchor-type="as-char" svg:y="-0.1102in" draw:z-index="23" draw:style-name="gr1"><svg:title>TexMaths</svg:title><svg:desc>12§display§j = 1, …, m§svg§600§FALSE§</svg:desc><draw:g draw:style-name="gr2"><draw:path draw:style-name="gr35" draw:text-style-name="P15" svg:width="0.8756in" svg:height="0.1264in" svg:x="0.0087in" svg:y="0.0091in" svg:viewBox="0 0 2225 322" svg:d="M1113 322c-372 0-742 0-1113 0 0-108 0-214 0-322 741 0 1484 0 2225 0 0 108 0 214 0 322-370 0-741 0-1112 0z"><text:p/></draw:path><draw:path draw:style-name="gr36" draw:text-style-name="P16" svg:width="0.0677in" svg:height="0.1425in" svg:x="0.0004in" svg:y="0.0016in" svg:viewBox="0 0 173 363" svg:d="M173 16c0-9-6-16-16-16-9 0-23 10-23 23 0 8 6 14 16 14 12 0 23-11 23-21zM89 297c-9 32-29 56-53 56-2 0-8 0-16-3 12-4 20-15 20-23 0-6-5-14-17-14-11 0-23 8-23 24s17 26 37 26c30 0 69-23 79-65 14-50 26-102 39-152 2-8 2-14 2-15 0-24-18-39-38-39-43 0-67 61-67 65 0 3 3 2 4 3 4 0 5 0 9-8 9-25 30-50 53-50 6 0 13 1 13 19 0 10-1 14-3 22-13 51-26 103-39 154z"><text:p/></draw:path><draw:path draw:style-name="gr37" draw:text-style-name="P16" svg:width="0.1098in" svg:height="0.0382in" svg:x="0.1358in" svg:y="0.0496in" svg:viewBox="0 0 280 98" svg:d="M265 17c7 0 15 0 15-9 0-8-8-8-14-8-84 0-169 0-253 0-6 0-13 0-13 8 0 9 7 9 14 9 84 0 167 0 251 0zM266 98c6 0 14 0 14-8 0-9-8-9-15-9-84 0-167 0-251 0-7 0-14 0-14 9 0 8 7 8 13 8 84 0 169 0 253 0z"><text:p/></draw:path><draw:path draw:style-name="gr38" draw:text-style-name="P16" svg:width="0.0543in" svg:height="0.1094in" svg:x="0.3161in" svg:y="0in" svg:viewBox="0 0 139 279" svg:d="M86 11c0-10 0-11-9-11-27 28-64 28-77 28 0 4 0 8 0 13 8 0 34 0 55-12 0 72 0 145 0 217 0 15-1 20-39 20-5 0-9 0-14 0 0 5 0 9 0 13 15-1 52-1 69-1s54 0 68 1c0-4 0-8 0-13-5 0-8 0-13 0-38 0-40-5-40-20 0-78 0-157 0-235z"><text:p/></draw:path><draw:path draw:style-name="gr39" draw:text-style-name="P16" svg:width="0.0189in" svg:height="0.0492in" svg:x="0.3988in" svg:y="0.0925in" svg:viewBox="0 0 49 126" svg:d="M49 44c0-28-11-44-27-44-14 0-22 10-22 22s8 22 22 22c4 0 10-2 15-6 1 0 1-1 1-1 2 0 2 1 2 7 0 30-15 57-29 70-5 5-5 6-5 7 0 2 2 5 5 5 5 0 38-33 38-82z"><text:p/></draw:path><draw:path draw:style-name="gr40" draw:text-style-name="P16" svg:width="0.0169in" svg:height="0.0169in" svg:x="0.472in" svg:y="0.0925in" svg:viewBox="0 0 44 44" svg:d="M44 22c0-12-10-22-22-22-14 0-22 10-22 22s8 22 22 22c12 0 22-10 22-22z"><text:p/></draw:path><draw:path draw:style-name="gr41" draw:text-style-name="P16" svg:width="0.0169in" svg:height="0.0169in" svg:x="0.5457in" svg:y="0.0925in" svg:viewBox="0 0 44 44" svg:d="M44 22c0-12-10-22-22-22-14 0-22 10-22 22s8 22 22 22c12 0 22-10 22-22z"><text:p/></draw:path><draw:path draw:style-name="gr42" draw:text-style-name="P16" svg:width="0.0169in" svg:height="0.0169in" svg:x="0.6197in" svg:y="0.0925in" svg:viewBox="0 0 44 44" svg:d="M44 22c0-12-9-22-21-22-13 0-23 10-23 22s10 22 23 22c12 0 21-10 21-22z"><text:p/></draw:path><draw:path draw:style-name="gr43" draw:text-style-name="P16" svg:width="0.0189in" svg:height="0.0492in" svg:x="0.6933in" svg:y="0.0925in" svg:viewBox="0 0 49 126" svg:d="M49 44c0-28-11-44-26-44s-23 10-23 22 8 22 23 22c5 0 9-2 14-6 1 0 1-1 3-1 0 3 0 1 0 7 0 30-15 57-28 70-5 5-5 6-5 7 0 2 1 5 4 5 5 0 38-33 38-82z"><text:p/></draw:path><draw:path draw:style-name="gr44" draw:text-style-name="P16" svg:width="0.1354in" svg:height="0.0744in" svg:x="0.7575in" svg:y="0.0374in" svg:viewBox="0 0 345 190" svg:d="M25 160c-1 6-3 17-3 18 0 9 6 12 12 12 4 0 12-3 15-12 0-1 5-20 9-31 2-13 6-26 8-38 2-8 5-18 7-28 3-7 5-19 6-21 6-13 29-50 69-50 19 0 22 14 22 28 0 11-2 23-6 35-3 16-8 32-12 49-2 11-6 22-8 33-2 8-6 22-6 23 0 9 6 12 13 12 12 0 16-10 18-24 6-23 22-85 25-101 2-5 24-55 70-55 18 0 23 13 23 28 0 24-17 72-25 95-5 10-6 14-6 23 0 19 14 34 34 34 40 0 55-61 55-64 0-5-3-5-4-5-5 0-5 1-8 8-6 22-19 52-43 52-6 0-9-4-9-15 0-9 3-20 7-28 8-23 26-70 26-94 0-26-18-44-49-44-32 0-53 18-68 41 0-6-1-21-13-30-11-9-24-11-35-11-39 0-59 26-66 36-1-24-19-36-39-36-19 0-27 16-31 24-7 14-13 39-13 41 0 3 4 2 5 3 5 0 5 0 7-9 7-30 16-49 31-49 7 0 13 2 13 19 0 8-1 13-7 34-8 33-15 65-24 97z"><text:p/></draw:path></draw:g></draw:g></text:span><text:span text:style-name="T5"><text:s/></text:span><text:span text:style-name="T1">slovo </text:span><text:span text:style-name="T1"><draw:g text:anchor-type="as-char" svg:y="-0.0744in" draw:z-index="24" draw:style-name="gr1"><svg:title>TexMaths</svg:title><svg:desc>12§display§\alpha§svg§600§FALSE§</svg:desc><draw:g draw:style-name="gr2"><draw:path draw:style-name="gr33" draw:text-style-name="P15" svg:width="0.0815in" svg:height="0.0567in" svg:x="0.0024in" svg:y="0.0087in" svg:viewBox="0 0 208 145" svg:d="M0 0c69 0 139 0 208 0 0 48 0 97 0 145-69 0-139 0-208 0 0-48 0-97 0-145z"><text:p/></draw:path><draw:path draw:style-name="gr34" draw:text-style-name="P16" svg:width="0.0921in" svg:height="0.074in" svg:x="0.0004in" svg:y="0in" svg:viewBox="0 0 235 189" svg:d="M182 87c0-67-38-87-68-87-58 0-114 60-114 118 0 38 25 71 68 71 27 0 57-10 88-35 6 22 19 35 38 35 23 0 35-23 35-30 0-3-3-4-5-4s-4 1-5 4c-8 20-22 20-24 20-13 0-13-32-13-42s0-10 5-14c39-50 32-65 48-98 0-1 0-5-5-5s-5 2-6 9c-8 26-22 59-42 82 0-9 0-16 0-24zM155 143c-36 31-69 36-86 36-25 0-38-18-38-46 0-20 11-63 25-85 19-31 42-38 57-38 40 0 40 54 40 86 0 15 0 40 2 47z"><text:p/></draw:path></draw:g></draw:g></text:span><text:span text:style-name="T1"><text:s/>sa verovatno</text:span><text:span text:style-name="T5">ćom </text:span><text:span text:style-name="T5"><draw:g text:anchor-type="as-char" svg:y="-0.2252in" draw:z-index="25" draw:style-name="gr1"><svg:title>TexMaths</svg:title><svg:desc>12§display§\frac{M_{j, \alpha}}{\sum_{\beta \in \Sigma}M_{j, \beta}}§svg§600§FALSE§</svg:desc><draw:g draw:style-name="gr2"><draw:path draw:style-name="gr19" draw:text-style-name="P15" svg:width="0.8035in" svg:height="0.3945in" svg:x="0.0087in" svg:y="0.0091in" svg:viewBox="0 0 2042 1003" svg:d="M1021 1003c-340 0-680 0-1021 0 0-334 0-669 0-1003 681 0 1361 0 2042 0 0 334 0 669 0 1003-340 0-681 0-1021 0z"><text:p/></draw:path><draw:path draw:style-name="gr20" draw:text-style-name="P16" svg:width="0.1657in" svg:height="0.113in" svg:x="0.2433in" svg:y="0.0004in" svg:viewBox="0 0 422 288" svg:d="M372 32c5-14 5-19 37-19 10 0 13 0 13-8 0-5-4-5-12-5-19 0-37 0-55 0-11 0-11 0-17 8-51 81-102 160-153 241-11-80-22-160-33-239-1-10-2-10-13-10-19 0-38 0-57 0-9 0-14 0-14 8 0 5 4 5 12 5 6 0 14 0 18 1 8 2 10 3 10 6s0 4-1 9c-18 72-36 143-54 215-4 17-11 30-46 31-2 0-7 1-7 8 0 4 2 5 6 5 13 0 28-1 42-1s30 1 43 1c3 0 7 0 7-8 0-5-3-5-7-5-24 0-29-8-29-18 0-4 2-5 3-10 19-76 37-153 56-230h1c12 87 24 174 36 262 2 4 2 9 6 9 5 0 8-5 10-7 56-90 114-179 170-268-20 81-39 162-60 243-4 15-4 19-38 19-7 0-12 0-12 8 0 5 5 5 6 5 12 0 41-1 53-1 17 0 36 1 53 1 2 0 8 0 8-8 0-5-5-5-12-5-16 0-28 0-28-7 0-1 0-3 3-11 18-76 36-150 55-225z"><text:p/></draw:path><draw:path draw:style-name="gr21" draw:text-style-name="P16" svg:width="0.0508in" svg:height="0.1004in" svg:x="0.3972in" svg:y="0.0618in" svg:viewBox="0 0 130 256" svg:d="M130 11c0-5-4-11-12-11-9 0-17 8-17 16 0 4 3 12 12 12 8 0 17-9 17-17zM67 210c-5 21-20 37-38 37-4 0-7 0-11-1 8-3 11-11 11-15 0-8-6-11-12-11-10 0-17 8-17 17 0 12 11 19 29 19 17 0 53-11 61-47 10-35 18-71 28-106 0-3 1-6 1-11 0-15-15-27-33-27-32 0-51 42-51 45 0 4 5 4 6 4 3 0 3-1 6-5 7-17 21-36 39-36 8 0 10 5 10 15 0 3 0 7-1 9-10 37-18 76-28 113z"><text:p/></draw:path><draw:path draw:style-name="gr22" draw:text-style-name="P16" svg:width="0.0142in" svg:height="0.035in" svg:x="0.4642in" svg:y="0.1256in" svg:viewBox="0 0 37 90" svg:d="M29 29c0 15-3 35-23 54-1 1-2 2-2 3 0 3 2 4 4 4 4 0 29-23 29-59 0-18-7-31-20-31-10 0-17 7-17 17 0 8 6 17 17 17 7 0 8-4 12-5z"><text:p/></draw:path><draw:path draw:style-name="gr23" draw:text-style-name="P16" svg:width="0.0709in" svg:height="0.052in" svg:x="0.498in" svg:y="0.087in" svg:viewBox="0 0 181 133" svg:d="M143 89c27-28 38-67 38-71s-3-4-5-4c-4 0-4 2-6 8-6 20-15 38-27 54-1-5-1-24-3-28-3-29-26-48-55-48-43 0-85 41-85 82 0 27 19 51 54 51 28 0 52-12 68-25 6 22 22 25 30 25 18 0 28-14 28-20 0-4-4-4-5-4-3 0-3 1-5 4-3 11-13 12-16 12-4 0-10 0-11-36zM120 100c-29 22-54 25-65 25-20 0-31-12-31-33 0-8 5-40 20-61 14-18 30-23 40-23 24 0 31 23 34 41 1 13 1 34 2 51z"><text:p/></draw:path><draw:path draw:style-name="gr24" draw:text-style-name="P16" svg:width="0.8205in" svg:height="0.0063in" svg:x="0.0004in" svg:y="0.1811in" svg:viewBox="0 0 2085 17" svg:d="M1043 17c-348 0-695 0-1043 0 0-6 0-11 0-17 695 0 1390 0 2085 0 0 6 0 11 0 17-347 0-695 0-1042 0z"><text:p/></draw:path><draw:path draw:style-name="gr25" draw:text-style-name="P16" svg:width="0.1559in" svg:height="0.1661in" svg:x="0.0098in" svg:y="0.2154in" svg:viewBox="0 0 397 423" svg:d="M154 226c-51 61-100 122-150 185-3 4-4 4-4 7 0 5 4 5 12 5 116 0 233 0 349 0 12-36 24-71 36-106-3 0-7 0-11 0-9 31-38 58-74 70-6 2-36 12-97 12-60 0-120 0-180 0 49-60 97-120 146-180 4-5 4-6 4-8s0-2-3-6c-45-62-91-126-136-188 55 0 111 0 166 0 48 0 146 3 174 81 4 0 8 0 11 0-12-32-24-66-36-98-116 0-233 0-349 0-12 0-12 1-12 13 52 71 102 142 154 213z"><text:p/></draw:path><draw:path draw:style-name="gr26" draw:text-style-name="P16" svg:width="0.0677in" svg:height="0.1039in" svg:x="0.1815in" svg:y="0.3075in" svg:viewBox="0 0 173 265" svg:d="M173 41c0-27-23-41-49-41-40 0-70 46-77 76-16 62-31 123-47 186 0 2 2 3 4 3 3 0 6 0 6-2 7-26 13-53 20-79 6 14 20 26 44 26 41 0 88-30 88-74 0-18-8-35-23-46 15-8 34-25 34-49zM114 90c-5 1-6 2-16 2-4 0-10 0-13-1 3-2 11-2 13-2 5 0 12 0 16 1zM152 35c0 17-7 39-25 49-6-1-12-4-27-4-11 0-26 2-26 11s9 10 24 10c10 0 20-3 28-5 10 6 14 18 14 31 0 44-30 75-66 75-22 0-38-13-38-37 0-3 0-5 1-9 6-26 13-52 19-78 8-28 33-70 68-70 16 0 28 9 28 27z"><text:p/></draw:path><draw:path draw:style-name="gr27" draw:text-style-name="P16" svg:width="0.0638in" svg:height="0.0756in" svg:x="0.2693in" svg:y="0.322in" svg:viewBox="0 0 163 193" svg:d="M152 104c5 0 11 0 11-7 0-8-6-8-11-8-45 0-91 0-136 0 3-42 39-75 86-75 17 0 34 0 50 0 5 0 11 0 11-7s-6-7-11-7c-16 0-34 0-51 0-55 0-101 43-101 96 0 55 46 97 101 97 17 0 35 0 51 0 5 0 11 0 11-7s-6-7-11-7c-16 0-33 0-50 0-47 0-83-33-86-75 45 0 91 0 136 0z"><text:p/></draw:path><draw:path draw:style-name="gr28" draw:text-style-name="P16" svg:width="0.078in" svg:height="0.0791in" svg:x="0.3543in" svg:y="0.3102in" svg:viewBox="0 0 199 202" svg:d="M102 106c4-3 4-4 4-5s-2-3-2-4c-21-29-44-57-66-86 26 0 50 0 75 0 48 0 69 7 77 57 3 0 6 0 9 0-2-22-6-45-8-68-60 0-121 0-181 0-9 0-10 0-10 8 28 35 54 70 82 105-26 26-52 53-77 79-4 4-5 4-5 6 0 4 5 4 10 4 60 0 121 0 181 0 2-24 6-47 8-71-3 0-6 0-9 0-6 50-33 54-53 55-11 1-13 1-25 1-29 0-59 0-88 0 26-27 52-54 78-81z"><text:p/></draw:path><draw:path draw:style-name="gr29" draw:text-style-name="P16" svg:width="0.1657in" svg:height="0.113in" svg:x="0.4839in" svg:y="0.226in" svg:viewBox="0 0 422 288" svg:d="M372 32c4-15 5-19 36-19 10 0 14 0 14-8 0-5-4-5-12-5-19 0-37 0-55 0-11 0-12 0-17 7-51 81-102 161-153 242-11-80-23-160-34-239-1-10-1-10-13-10-19 0-38 0-58 0-7 0-12 0-12 7 0 6 4 6 12 6 6 0 14 0 18 0 8 1 10 3 10 7 0 2-1 3-2 9-18 71-35 143-53 214-5 18-12 31-46 32-2 0-7 0-7 7 0 5 2 6 5 6 14 0 29-1 43-1s29 1 43 1c3 0 7 0 7-8 0-5-4-5-7-5-24-1-29-10-29-19 0-3 0-5 2-10 19-77 38-152 57-229 12 87 25 174 37 262 0 4 2 9 6 9 5 0 8-5 10-8 56-89 114-178 170-267-20 81-39 161-60 242-4 16-6 20-38 20-7 0-12 0-12 7 0 6 5 6 6 6 12 0 41-1 53-1 17 0 35 1 53 1 2 0 7 0 7-8 0-5-4-5-12-5-16 0-27 0-27-8 0-2 0-3 2-10 19-76 37-150 56-225z"><text:p/></draw:path><draw:path draw:style-name="gr30" draw:text-style-name="P16" svg:width="0.0508in" svg:height="0.1008in" svg:x="0.6378in" svg:y="0.287in" svg:viewBox="0 0 130 257" svg:d="M130 12c0-5-5-12-12-12-9 0-17 8-17 17 0 5 3 11 12 11 7 0 17-8 17-16zM66 210c-5 21-20 39-37 39-5 0-7-2-11-3 7-3 10-11 10-14 0-7-6-11-11-11-10 0-17 7-17 17 0 11 11 19 29 19s51-11 61-47c8-35 18-71 26-106 2-3 2-6 2-10 0-16-14-28-32-28-32 0-51 41-51 46 0 3 3 2 5 3 3 0 3-1 6-6 7-17 22-35 39-35 9 0 11 5 11 15 0 3-1 7-1 8-10 37-19 76-29 113z"><text:p/></draw:path><draw:path draw:style-name="gr31" draw:text-style-name="P16" svg:width="0.0146in" svg:height="0.0354in" svg:x="0.7047in" svg:y="0.3512in" svg:viewBox="0 0 38 91" svg:d="M30 29c0 17-4 36-23 54-1 1-2 2-2 3 0 3 2 5 3 5 5 0 30-24 30-59 0-18-7-32-21-32-10 0-17 8-17 17s7 17 18 17c7 0 8-4 12-5z"><text:p/></draw:path><draw:path draw:style-name="gr32" draw:text-style-name="P16" svg:width="0.0677in" svg:height="0.1039in" svg:x="0.737in" svg:y="0.2827in" svg:viewBox="0 0 173 265" svg:d="M173 41c0-25-23-41-48-41-41 0-71 46-78 76-16 62-31 123-47 186 0 2 2 3 5 3 2 0 5 0 5-2 7-26 13-53 20-78 6 13 20 26 44 26 41 0 88-30 88-75 0-17-8-35-23-45 15-9 34-26 34-50zM114 91c-4 0-6 1-14 1-5 0-12 0-15-1 4-1 12-2 15-2s10 1 14 2zM154 36c0 16-9 38-27 49-6-2-11-5-27-5-11 0-26 2-26 12 0 8 10 9 24 9 11 0 20-1 29-5 9 7 13 19 13 32 0 43-28 75-64 75-23 0-40-14-40-37 0-4 0-6 1-9 6-26 13-53 19-79 8-28 34-70 68-70 18 0 30 10 30 28z"><text:p/></draw:path></draw:g></draw:g></text:span></text:p>
            </text:list-item>
            <text:list-item>
              <text:p text:style-name="P11"><text:span text:style-name="T1">Proveri da li je trenutni mrav bolji od </text:span><text:span text:style-name="T1"><draw:g text:anchor-type="as-char" svg:y="-0.1165in" draw:z-index="26" draw:style-name="gr1"><svg:title>TexMaths</svg:title><svg:desc>12§display§lb§svg§600§FALSE§</svg:desc><draw:g draw:style-name="gr2"><draw:path draw:style-name="gr16" draw:text-style-name="P15" svg:width="0.1039in" svg:height="0.0992in" svg:x="0.0016in" svg:y="0.0083in" svg:viewBox="0 0 265 253" svg:d="M0 0c89 0 176 0 265 0 0 84 0 169 0 253-89 0-176 0-265 0 0-84 0-169 0-253z"><text:p/></draw:path><draw:path draw:style-name="gr17" draw:text-style-name="P16" svg:width="0.035in" svg:height="0.1161in" svg:x="0in" svg:y="0in" svg:viewBox="0 0 90 296" svg:d="M90 5c-1-1 0-5-5-5-10 0-41 4-51 5-4 0-9 0-9 8 0 5 5 5 11 5 20 0 20 4 20 7s-1 6-1 9c-18 69-35 140-53 210-1 4-2 7-2 14 0 24 19 38 38 38 15 0 25-8 33-24 7-15 12-39 12-40 0-4-4-4-5-4-5 0-5 1-6 7-7 28-16 52-32 52-12 0-12-13-12-19 0-10 0-12 2-21 20-80 39-162 60-242z"><text:p/></draw:path><draw:path draw:style-name="gr18" draw:text-style-name="P16" svg:width="0.0602in" svg:height="0.1161in" svg:x="0.0531in" svg:y="0in" svg:viewBox="0 0 154 296" svg:d="M80 5c-1-1 0-5-5-5-9 0-40 4-51 5-4 0-8 0-8 8 0 5 3 5 10 5 21 0 21 2 21 7 0 3-4 17-6 25-11 46-23 93-34 138-6 21-7 28-7 42 0 40 23 66 54 66 49 0 100-62 100-123 0-39-22-67-56-67-19 0-36 12-49 25 11-42 20-84 31-126zM41 163c2-8 2-9 7-14 20-28 39-34 50-34 15 0 26 13 26 40 0 25-14 73-21 89-14 28-34 43-49 43-14 0-29-11-29-42 0-9 0-16 7-42 3-13 6-27 9-40z"><text:p/></draw:path></draw:g></draw:g></text:span><text:span text:style-name="T1"><text:s/>i a</text:span><text:span text:style-name="T5">žuriraj </text:span><text:span text:style-name="T5"><draw:g text:anchor-type="as-char" svg:y="-0.1165in" draw:z-index="27" draw:style-name="gr1"><svg:title>TexMaths</svg:title><svg:desc>12§display§lb§svg§600§FALSE§</svg:desc><draw:g draw:style-name="gr2"><draw:path draw:style-name="gr13" draw:text-style-name="P15" svg:width="0.1039in" svg:height="0.0992in" svg:x="0.0016in" svg:y="0.0083in" svg:viewBox="0 0 265 253" svg:d="M0 0c89 0 176 0 265 0 0 84 0 169 0 253-89 0-176 0-265 0 0-84 0-169 0-253z"><text:p/></draw:path><draw:path draw:style-name="gr14" draw:text-style-name="P16" svg:width="0.035in" svg:height="0.1161in" svg:x="0in" svg:y="0in" svg:viewBox="0 0 90 296" svg:d="M90 5c-1-1 0-5-5-5-10 0-41 4-51 5-4 0-9 0-9 8 0 5 5 5 11 5 20 0 20 4 20 7s-1 6-1 9c-18 69-35 140-53 210-1 4-2 7-2 14 0 24 19 38 38 38 15 0 25-8 33-24 7-15 12-39 12-40 0-4-4-4-5-4-5 0-5 1-6 7-7 28-16 52-32 52-12 0-12-13-12-19 0-10 0-12 2-21 20-80 39-162 60-242z"><text:p/></draw:path><draw:path draw:style-name="gr15" draw:text-style-name="P16" svg:width="0.0602in" svg:height="0.1161in" svg:x="0.0531in" svg:y="0in" svg:viewBox="0 0 154 296" svg:d="M80 5c-1-1 0-5-5-5-9 0-40 4-51 5-4 0-8 0-8 8 0 5 3 5 10 5 21 0 21 2 21 7 0 3-4 17-6 25-11 46-23 93-34 138-6 21-7 28-7 42 0 40 23 66 54 66 49 0 100-62 100-123 0-39-22-67-56-67-19 0-36 12-49 25 11-42 20-84 31-126zM41 163c2-8 2-9 7-14 20-28 39-34 50-34 15 0 26 13 26 40 0 25-14 73-21 89-14 28-34 43-49 43-14 0-29-11-29-42 0-9 0-16 7-42 3-13 6-27 9-40z"><text:p/></draw:path></draw:g></draw:g></text:span><text:span text:style-name="T5"><text:s/>po potrebi</text:span></text:p>
            </text:list-item>
          </text:list>
        </text:list-item>
        <text:list-item>
          <text:p text:style-name="P11"><text:span text:style-name="T5">Izvrši evaporaciju feromona za sve elemente matrice</text:span></text:p>
        </text:list-item>
        <text:list-item>
          <text:p text:style-name="P11"><text:span text:style-name="T5">Izvrši ažuriranje feromona po tragovima lokalnog najboljeg mrava </text:span><text:span text:style-name="T5"><draw:g text:anchor-type="as-char" svg:y="-0.1165in" draw:z-index="28" draw:style-name="gr1"><svg:title>TexMaths</svg:title><svg:desc>12§display§lb§svg§600§FALSE§</svg:desc><draw:g draw:style-name="gr2"><draw:path draw:style-name="gr10" draw:text-style-name="P15" svg:width="0.1039in" svg:height="0.0992in" svg:x="0.0016in" svg:y="0.0083in" svg:viewBox="0 0 265 253" svg:d="M0 0c89 0 176 0 265 0 0 84 0 169 0 253-89 0-176 0-265 0 0-84 0-169 0-253z"><text:p/></draw:path><draw:path draw:style-name="gr11" draw:text-style-name="P16" svg:width="0.035in" svg:height="0.1161in" svg:x="0in" svg:y="0in" svg:viewBox="0 0 90 296" svg:d="M90 5c-1-1 0-5-5-5-10 0-41 4-51 5-4 0-9 0-9 8 0 5 5 5 11 5 20 0 20 4 20 7s-1 6-1 9c-18 69-35 140-53 210-1 4-2 7-2 14 0 24 19 38 38 38 15 0 25-8 33-24 7-15 12-39 12-40 0-4-4-4-5-4-5 0-5 1-6 7-7 28-16 52-32 52-12 0-12-13-12-19 0-10 0-12 2-21 20-80 39-162 60-242z"><text:p/></draw:path><draw:path draw:style-name="gr12" draw:text-style-name="P16" svg:width="0.0602in" svg:height="0.1161in" svg:x="0.0531in" svg:y="0in" svg:viewBox="0 0 154 296" svg:d="M80 5c-1-1 0-5-5-5-9 0-40 4-51 5-4 0-8 0-8 8 0 5 3 5 10 5 21 0 21 2 21 7 0 3-4 17-6 25-11 46-23 93-34 138-6 21-7 28-7 42 0 40 23 66 54 66 49 0 100-62 100-123 0-39-22-67-56-67-19 0-36 12-49 25 11-42 20-84 31-126zM41 163c2-8 2-9 7-14 20-28 39-34 50-34 15 0 26 13 26 40 0 25-14 73-21 89-14 28-34 43-49 43-14 0-29-11-29-42 0-9 0-16 7-42 3-13 6-27 9-40z"><text:p/></draw:path></draw:g></draw:g></text:span></text:p>
        </text:list-item>
        <text:list-item>
          <text:p text:style-name="P12"><text:span text:style-name="T5">Proveri da li je </text:span><text:span text:style-name="T5"><draw:g text:anchor-type="as-char" svg:y="-0.1165in" draw:z-index="30" draw:style-name="gr1"><svg:title>TexMaths</svg:title><svg:desc>12§display§lb§svg§600§FALSE§</svg:desc><draw:g draw:style-name="gr2"><draw:path draw:style-name="gr5" draw:text-style-name="P15" svg:width="0.1039in" svg:height="0.0992in" svg:x="0.0016in" svg:y="0.0083in" svg:viewBox="0 0 265 253" svg:d="M0 0c89 0 176 0 265 0 0 84 0 169 0 253-89 0-176 0-265 0 0-84 0-169 0-253z"><text:p/></draw:path><draw:path draw:style-name="gr6" draw:text-style-name="P16" svg:width="0.035in" svg:height="0.1161in" svg:x="0in" svg:y="0in" svg:viewBox="0 0 90 296" svg:d="M90 5c-1-1 0-5-5-5-10 0-41 4-51 5-4 0-9 0-9 8 0 5 5 5 11 5 20 0 20 4 20 7s-1 6-1 9c-18 69-35 140-53 210-1 4-2 7-2 14 0 24 19 38 38 38 15 0 25-8 33-24 7-15 12-39 12-40 0-4-4-4-5-4-5 0-5 1-6 7-7 28-16 52-32 52-12 0-12-13-12-19 0-10 0-12 2-21 20-80 39-162 60-242z"><text:p/></draw:path><draw:path draw:style-name="gr7" draw:text-style-name="P16" svg:width="0.0602in" svg:height="0.1161in" svg:x="0.0531in" svg:y="0in" svg:viewBox="0 0 154 296" svg:d="M80 5c-1-1 0-5-5-5-9 0-40 4-51 5-4 0-8 0-8 8 0 5 3 5 10 5 21 0 21 2 21 7 0 3-4 17-6 25-11 46-23 93-34 138-6 21-7 28-7 42 0 40 23 66 54 66 49 0 100-62 100-123 0-39-22-67-56-67-19 0-36 12-49 25 11-42 20-84 31-126zM41 163c2-8 2-9 7-14 20-28 39-34 50-34 15 0 26 13 26 40 0 25-14 73-21 89-14 28-34 43-49 43-14 0-29-11-29-42 0-9 0-16 7-42 3-13 6-27 9-40z"><text:p/></draw:path></draw:g></draw:g></text:span><text:span text:style-name="T5"><text:s/>bolji od </text:span><text:span text:style-name="T5"><draw:g text:anchor-type="as-char" svg:y="-0.1161in" draw:z-index="31" draw:style-name="gr1"><svg:title>TexMaths</svg:title><svg:desc>12§display§b§svg§600§FALSE§</svg:desc><draw:g draw:style-name="gr2"><draw:path draw:style-name="gr3" draw:text-style-name="P15" svg:width="0.0504in" svg:height="0.0988in" svg:x="0.0012in" svg:y="0.0083in" svg:viewBox="0 0 129 252" svg:d="M0 0c43 0 86 0 129 0 0 84 0 168 0 252-43 0-86 0-129 0 0-84 0-168 0-252z"><text:p/></draw:path><draw:path draw:style-name="gr4" draw:text-style-name="P16" svg:width="0.0598in" svg:height="0.1161in" svg:x="0.0004in" svg:y="0in" svg:viewBox="0 0 153 296" svg:d="M81 5c-2-1 0-5-6-5-9 0-40 4-51 5-2 0-7 0-7 8 0 5 3 5 9 5 21 0 22 2 22 7 0 3-5 17-6 25-12 46-23 92-35 137-5 21-7 28-7 42 0 40 23 67 54 67 48 0 99-63 99-124 0-37-23-66-55-66-19 0-36 12-48 25 10-42 20-84 31-126zM42 162c2-8 2-9 6-13 20-28 38-34 49-34 14 0 26 14 26 39s-14 73-21 89c-15 29-33 43-48 43s-29-11-29-42c0-9 0-16 7-42 3-13 6-27 10-40z"><text:p/></draw:path></draw:g></draw:g></text:span><text:span text:style-name="T5"><text:s/>i ažuriraj </text:span><text:span text:style-name="T5"><draw:g text:anchor-type="as-char" svg:y="-0.1161in" draw:z-index="29" draw:style-name="gr1"><svg:title>TexMaths</svg:title><svg:desc>12§display§b§svg§600§FALSE§</svg:desc><draw:g draw:style-name="gr2"><draw:path draw:style-name="gr8" draw:text-style-name="P15" svg:width="0.0504in" svg:height="0.0988in" svg:x="0.0012in" svg:y="0.0083in" svg:viewBox="0 0 129 252" svg:d="M0 0c43 0 86 0 129 0 0 84 0 168 0 252-43 0-86 0-129 0 0-84 0-168 0-252z"><text:p/></draw:path><draw:path draw:style-name="gr9" draw:text-style-name="P16" svg:width="0.0598in" svg:height="0.1161in" svg:x="0.0004in" svg:y="0in" svg:viewBox="0 0 153 296" svg:d="M81 5c-2-1 0-5-6-5-9 0-40 4-51 5-2 0-7 0-7 8 0 5 3 5 9 5 21 0 22 2 22 7 0 3-5 17-6 25-12 46-23 92-35 137-5 21-7 28-7 42 0 40 23 67 54 67 48 0 99-63 99-124 0-37-23-66-55-66-19 0-36 12-48 25 10-42 20-84 31-126zM42 162c2-8 2-9 6-13 20-28 38-34 49-34 14 0 26 14 26 39s-14 73-21 89c-15 29-33 43-48 43s-29-11-29-42c0-9 0-16 7-42 3-13 6-27 10-40z"><text:p/></draw:path></draw:g></draw:g></text:span><text:span text:style-name="T5"><text:s/>po potrebi</text:span></text:p>
        </text:list-item>
      </text:list>
      <text:p text:style-name="P13"><text:span text:style-name="T4">vrati </text:span><text:span text:style-name="T5">b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11:00:40.444000000</meta:creation-date>
    <dc:date>2021-08-18T18:28:13.013000000</dc:date>
    <meta:editing-duration>PT6H3M44S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25" meta:word-count="170" meta:character-count="1194" meta:non-whitespace-character-count="1018"/>
  </office:meta>
</office:document-meta>
</file>